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63000002C2E2AF72BC.png"/>
  <manifest:file-entry manifest:media-type="image/jpeg" manifest:full-path="Pictures/10000000000001E1000001245943DC2B.jpg"/>
  <manifest:file-entry manifest:media-type="image/png" manifest:full-path="Pictures/1000000000000231000000A4E0A43F87.png"/>
  <manifest:file-entry manifest:media-type="image/png" manifest:full-path="Pictures/100000000000023100000075AF51EB82.png"/>
  <manifest:file-entry manifest:media-type="image/png" manifest:full-path="Pictures/10000201000001F4000001AE85B108D7.png"/>
  <manifest:file-entry manifest:media-type="image/png" manifest:full-path="Pictures/100000000000031E0000027574BC69D4.png"/>
  <manifest:file-entry manifest:media-type="image/jpeg" manifest:full-path="Pictures/100000000000011B0000010E6C218C14.jpg"/>
  <manifest:file-entry manifest:media-type="image/png" manifest:full-path="Pictures/1000000000000283000000CFEE1737E3.png"/>
  <manifest:file-entry manifest:media-type="image/jpeg" manifest:full-path="Pictures/10000000000001320000011C57FC3C75.jpg"/>
  <manifest:file-entry manifest:media-type="image/png" manifest:full-path="Pictures/100002010000006F0000002FE040C1CA.png"/>
  <manifest:file-entry manifest:media-type="image/png" manifest:full-path="Pictures/100002010000016D000000BBE6F98AED.png"/>
  <manifest:file-entry manifest:media-type="image/png" manifest:full-path="Pictures/10000201000001F4000000D09B1826C9.png"/>
  <manifest:file-entry manifest:media-type="image/png" manifest:full-path="Pictures/100002010000006B00000032E7CB9641.png"/>
  <manifest:file-entry manifest:media-type="image/png" manifest:full-path="Pictures/10000000000002310000009B546FE4DD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bitmap" draw:fill-image-name="Bitmape_20_8" style:repeat="stretch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bitmap" draw:fill-image-name="Bitmape_20_9" style:repeat="stretch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bitmap" draw:fill-image-name="Bitmape_20_10" style:repeat="stretch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722cm"/>
    </style:style>
    <style:style style:name="gr6" style:family="graphic" style:parent-style-name="standard">
      <style:graphic-properties draw:stroke="none" svg:stroke-width="0cm" draw:fill="bitmap" draw:fill-image-name="Bitmape_20_1" style:repeat="stretch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bitmap" draw:fill-image-name="Bitmape_20_2" style:repeat="stretch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bitmap" draw:fill-image-name="Bitmape_20_3" style:repeat="stretch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bitmap" draw:fill-image-name="Bitmape_20_4" style:repeat="stretch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bitmap" draw:fill-image-name="Bitmape_20_5" style:repeat="stretch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bitmap" draw:fill-image-name="Bitmape_20_6" style:repeat="stretch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bitmap" draw:fill-image-name="Bitmape_20_7" style:repeat="stretch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bitmap" draw:fill-image-name="Bitmape_20_11" style:repeat="stretch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svg:stroke-width="0.1cm" svg:stroke-color="#ff0000" draw:marker-start-width="0.35cm" draw:marker-end-width="0.35cm" draw:fill="none" draw:fill-color="#cfe7f5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4cm" fo:min-width="0cm"/>
    </style:style>
    <style:style style:name="gr16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draw:stroke="none" svg:stroke-width="0cm" draw:fill="bitmap" draw:fill-image-name="Bitmape_20_12" style:repeat="stretch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978cm"/>
    </style:style>
    <style:style style:name="gr21" style:family="graphic" style:parent-style-name="standard">
      <style:graphic-properties draw:stroke="none" svg:stroke-width="0cm" draw:fill="bitmap" draw:fill-image-name="Bitmape_20_13" style:repeat="stretch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none" draw:textarea-vertical-align="middle" draw:auto-grow-height="true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none" svg:stroke-width="0cm" draw:fill="bitmap" draw:fill-image-name="Bitmape_20_14" style:repeat="stretch" draw:auto-grow-height="false" fo:padding-top="0.125cm" fo:padding-bottom="0.125cm" fo:padding-left="0.25cm" fo:padding-right="0.25cm" fo:wrap-option="wrap"/>
    </style:style>
    <style:style style:name="pr1" style:family="presentation" style:parent-style-name="Predeterminado-title">
      <style:graphic-properties draw:stroke="none" svg:stroke-width="0cm" draw:fill="none" draw:textarea-vertical-align="bottom" draw:auto-grow-height="true" fo:min-height="3.181cm" fo:padding-top="0.254cm" fo:padding-bottom="0.254cm" fo:padding-left="0.254cm" fo:padding-right="0.254cm" fo:wrap-option="wrap"/>
    </style:style>
    <style:style style:name="pr2" style:family="presentation" style:parent-style-name="Predeterminado-subtitle">
      <style:graphic-properties draw:stroke="none" svg:stroke-width="0cm" draw:fill="none" draw:fill-color="#ffffff" draw:textarea-vertical-align="top" draw:auto-grow-height="true" fo:min-height="12.573cm" fo:padding-top="0.254cm" fo:padding-bottom="0.254cm" fo:padding-left="0.254cm" fo:padding-right="0.254cm" fo:wrap-option="wrap"/>
    </style:style>
    <style:style style:name="pr3" style:family="presentation" style:parent-style-name="Predeterminado-notes">
      <style:graphic-properties draw:stroke="none" svg:stroke-width="0cm" draw:fill="none" draw:fill-color="#ffffff" draw:textarea-vertical-align="top" draw:auto-grow-height="true" fo:min-height="11.43cm" fo:padding-top="0.254cm" fo:padding-bottom="0.254cm" fo:padding-left="0.254cm" fo:padding-right="0.254cm" fo:wrap-option="wrap"/>
    </style:style>
    <style:style style:name="pr4" style:family="presentation" style:parent-style-name="Predeterminado_20_1-title">
      <style:graphic-properties draw:stroke="none" svg:stroke-width="0cm" draw:fill="none" draw:textarea-vertical-align="middle" draw:auto-grow-height="true" fo:min-height="3.181cm" fo:padding-top="0.254cm" fo:padding-bottom="0.254cm" fo:padding-left="0.254cm" fo:padding-right="0.254cm" fo:wrap-option="wrap"/>
    </style:style>
    <style:style style:name="pr5" style:family="presentation" style:parent-style-name="Predeterminado_20_1-outline1">
      <style:graphic-properties draw:stroke="none" svg:stroke-width="0cm" draw:fill="none" draw:textarea-vertical-align="top" draw:auto-grow-height="true" fo:min-height="12.573cm" fo:padding-top="0.254cm" fo:padding-bottom="0.254cm" fo:padding-left="0.254cm" fo:padding-right="0.254cm" fo:wrap-option="wrap"/>
    </style:style>
    <style:style style:name="pr6" style:family="presentation" style:parent-style-name="Predeterminado_20_1-notes">
      <style:graphic-properties draw:stroke="none" svg:stroke-width="0cm" draw:fill="none" draw:fill-color="#ffffff" draw:textarea-vertical-align="top" draw:auto-grow-height="true" fo:min-height="11.43cm" fo:padding-top="0.254cm" fo:padding-bottom="0.254cm" fo:padding-left="0.254cm" fo:padding-right="0.254cm" fo:wrap-option="wrap"/>
    </style:style>
    <style:style style:name="pr7" style:family="presentation" style:parent-style-name="Predeterminado_20_1-title" style:list-style-name="L1">
      <style:graphic-properties draw:stroke="none" svg:stroke-width="0cm" draw:fill="none" draw:textarea-vertical-align="middle" draw:auto-grow-height="true" fo:min-height="3.181cm" fo:padding-top="0.254cm" fo:padding-bottom="0.254cm" fo:padding-left="0.254cm" fo:padding-right="0.254cm" fo:wrap-option="wrap"/>
    </style:style>
    <style:style style:name="pr8" style:family="presentation" style:parent-style-name="Predeterminado_20_1-title" style:list-style-name="L1">
      <style:graphic-properties draw:stroke="none" svg:stroke-width="0cm" draw:fill="none" draw:textarea-vertical-align="middle" draw:auto-grow-height="true" fo:min-height="3.181cm" fo:padding-top="0.254cm" fo:padding-bottom="0.254cm" fo:padding-left="0.254cm" fo:padding-right="0.254cm" fo:wrap-option="wrap"/>
    </style:style>
    <style:style style:name="pr9" style:family="presentation" style:parent-style-name="Predeterminado_20_1-outline1" style:list-style-name="L3">
      <style:graphic-properties draw:stroke="none" svg:stroke-width="0cm" draw:fill="none" draw:textarea-vertical-align="top" draw:auto-grow-height="true" fo:min-height="5.861cm" fo:padding-top="0.254cm" fo:padding-bottom="0.254cm" fo:padding-left="0.254cm" fo:padding-right="0.254cm" fo:wrap-option="wrap"/>
    </style:style>
    <style:style style:name="pr10" style:family="presentation" style:parent-style-name="Predeterminado_20_1-outline1" style:list-style-name="L9">
      <style:graphic-properties draw:stroke="none" svg:stroke-width="0cm" draw:fill="none" draw:textarea-vertical-align="top" draw:auto-grow-height="true" fo:min-height="8.447cm" fo:padding-top="0.254cm" fo:padding-bottom="0.254cm" fo:padding-left="0.254cm" fo:padding-right="0.254cm" fo:wrap-option="wrap"/>
    </style:style>
    <style:style style:name="pr11" style:family="presentation" style:parent-style-name="Predeterminado_20_1-outline1" style:list-style-name="L9">
      <style:graphic-properties draw:stroke="none" svg:stroke-width="0cm" draw:fill="none" draw:textarea-vertical-align="top" draw:auto-grow-height="true" fo:min-height="6.447cm" fo:padding-top="0.254cm" fo:padding-bottom="0.254cm" fo:padding-left="0.254cm" fo:padding-right="0.254cm" fo:wrap-option="wrap"/>
    </style:style>
    <style:style style:name="pr12" style:family="presentation" style:parent-style-name="Predeterminado_20_1-outline1" style:list-style-name="L3">
      <style:graphic-properties draw:stroke="none" svg:stroke-width="0cm" draw:fill="none" draw:textarea-vertical-align="top" draw:auto-grow-height="true" fo:min-height="9.047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1.27cm"/>
    </style:style>
    <style:style style:name="P4" style:family="paragraph">
      <style:paragraph-properties fo:margin-left="0cm" fo:margin-right="0cm" fo:margin-top="0cm" fo:margin-bottom="0cm" fo:line-height="100%" fo:text-align="end" fo:text-indent="0cm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font-size="40pt" style:font-size-asian="40pt" style:font-size-complex="40pt"/>
    </style:style>
    <style:style style:name="P6" style:family="paragraph">
      <style:paragraph-properties style:font-independent-line-spacing="true"/>
      <style:text-properties fo:font-size="40pt" style:font-size-asian="40pt" style:font-size-complex="40pt"/>
    </style:style>
    <style:style style:name="P7" style:family="paragraph">
      <style:text-properties fo:font-size="18pt"/>
    </style:style>
    <style:style style:name="P8" style:family="paragraph">
      <style:paragraph-properties fo:margin-left="0cm" fo:margin-right="0cm" fo:margin-top="0cm" fo:margin-bottom="0cm" fo:line-height="115%" fo:text-align="start" fo:text-indent="0cm"/>
      <style:text-properties fo:font-size="40pt" style:font-size-asian="40pt" style:font-size-complex="40pt"/>
    </style:style>
    <style:style style:name="P9" style:family="paragraph">
      <style:paragraph-properties fo:margin-left="0cm" fo:margin-right="0cm" fo:margin-top="0cm" fo:margin-bottom="0cm" fo:line-height="115%" fo:text-align="start" fo:text-indent="0cm" style:font-independent-line-spacing="true"/>
      <style:text-properties fo:font-size="40pt" style:font-size-asian="40pt" style:font-size-complex="40pt"/>
    </style:style>
    <style:style style:name="P10" style:family="paragraph">
      <style:paragraph-properties fo:margin-top="0cm" fo:margin-bottom="0cm"/>
    </style:style>
    <style:style style:name="P11" style:family="paragraph">
      <style:text-properties fo:font-family="Arial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/>
      <style:text-properties fo:font-size="32pt" style:font-size-asian="32pt" style:font-size-complex="32pt"/>
    </style:style>
    <style:style style:name="P14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fo:font-size="32pt" style:font-size-asian="32pt" style:font-size-complex="32pt"/>
    </style:style>
    <style:style style:name="P15" style:family="paragraph">
      <style:paragraph-properties fo:margin-left="0cm" fo:margin-right="0cm" fo:margin-top="0cm" fo:margin-bottom="0cm" fo:line-height="100%" fo:text-align="start" fo:text-indent="0cm"/>
      <style:text-properties fo:font-size="24pt" style:font-size-asian="24pt" style:font-size-complex="24pt"/>
    </style:style>
    <style:style style:name="P16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fo:font-size="24pt" style:font-size-asian="24pt" style:font-size-complex="24pt"/>
    </style:style>
    <style:style style:name="P17" style:family="paragraph">
      <style:paragraph-properties fo:text-align="center"/>
    </style:style>
    <style:style style:name="P18" style:family="paragraph">
      <style:paragraph-properties fo:text-align="center"/>
      <style:text-properties fo:font-weight="bold" style:font-weight-asian="bold" style:font-weight-complex="bold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start" fo:text-indent="0cm"/>
      <style:text-properties fo:font-size="28pt" style:font-size-asian="28pt" style:font-size-complex="28pt"/>
    </style:style>
    <style:style style:name="P22" style:family="paragraph">
      <style:paragraph-properties style:font-independent-line-spacing="true"/>
      <style:text-properties fo:font-size="28pt" style:font-size-asian="28pt" style:font-size-complex="28pt"/>
    </style:style>
    <style:style style:name="T1" style:family="text">
      <style:text-properties fo:color="#000000" style:text-line-through-style="none" fo:font-family="Arial" fo:font-size="42pt" fo:letter-spacing="normal" fo:font-style="normal" style:text-underline-style="none" fo:font-weight="normal" style:font-family-asian="Arial" style:font-size-asian="42pt" style:font-style-asian="normal" style:font-weight-asian="normal" style:font-family-complex="Arial" style:font-size-complex="42pt" style:font-style-complex="normal" style:font-weight-complex="normal"/>
    </style:style>
    <style:style style:name="T2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Arial" style:font-size-asian="26pt" style:font-style-asian="normal" style:font-weight-asian="normal" style:font-family-complex="Arial" style:font-size-complex="26pt" style:font-style-complex="normal" style:font-weight-complex="normal"/>
    </style:style>
    <style:style style:name="T3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Ari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T4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5" style:family="text">
      <style:text-properties fo:color="#000000" style:text-line-through-style="none" fo:font-family="Arial" fo:font-size="40pt" fo:letter-spacing="normal" fo:font-style="normal" style:text-underline-style="none" fo:font-weight="normal" style:font-family-asian="Arial" style:font-size-asian="40pt" style:font-style-asian="normal" style:font-weight-asian="normal" style:font-family-complex="Arial" style:font-size-complex="40pt" style:font-style-complex="normal" style:font-weight-complex="normal"/>
    </style:style>
    <style:style style:name="T6" style:family="text">
      <style:text-properties fo:color="#000000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7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8" style:family="text">
      <style:text-properties fo:color="#000000" style:text-line-through-style="none" fo:font-family="Arial" fo:font-size="24pt" fo:letter-spacing="normal" fo:font-style="normal" style:text-underline-style="none" style:font-family-asian="Arial" style:font-size-asian="24pt" style:font-style-asian="normal" style:font-family-complex="Arial" style:font-size-complex="24pt" style:font-style-complex="normal"/>
    </style:style>
    <style:style style:name="T9" style:family="text">
      <style:text-properties fo:color="#000000" style:text-line-through-style="none" fo:font-family="Arial" fo:font-size="24pt" fo:letter-spacing="normal" fo:font-style="normal" style:text-underline-style="none" fo:font-weight="bold" style:font-family-asian="Arial" style:font-size-asian="24pt" style:font-style-asian="normal" style:font-weight-asian="bold" style:font-family-complex="Arial" style:font-size-complex="24pt" style:font-style-complex="normal" style:font-weight-complex="bold"/>
    </style:style>
    <style:style style:name="T10" style:family="text">
      <style:text-properties fo:font-family="Arial" style:font-family-generic="swiss" style:font-pitch="variable" fo:font-size="16pt" fo:font-weight="bold" style:font-family-asian="Arial" style:font-style-name-asian="Normal" style:font-family-generic-asian="swiss" style:font-size-asian="16pt" style:font-weight-asian="bold" style:font-family-complex="Arial" style:font-style-name-complex="Normal" style:font-family-generic-complex="swiss" style:font-size-complex="16pt" style:font-weight-complex="bold"/>
    </style:style>
    <style:style style:name="T11" style:family="text">
      <style:text-properties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family="Arial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color="#000000" style:text-line-through-style="none" fo:font-family="Arial" fo:font-size="23pt" fo:letter-spacing="normal" fo:font-style="normal" style:text-underline-style="none" fo:font-weight="normal" style:font-family-asian="Arial" style:font-size-asian="23pt" style:font-style-asian="normal" style:font-weight-asian="normal" style:font-family-complex="Arial" style:font-size-complex="23pt" style:font-style-complex="normal" style:font-weight-complex="normal"/>
    </style:style>
    <style:style style:name="T14" style:family="text">
      <style:text-properties fo:font-family="Arial" style:font-family-generic="swiss" style:font-pitch="variable" fo:font-size="16pt" fo:font-weight="bold" style:font-family-asian="Arial" style:font-style-name-asian="Normal" style:font-family-generic-asian="swiss" style:font-size-asian="16pt" style:font-weight-asian="bold" style:font-family-complex="Arial" style:font-style-name-complex="Normal" style:font-family-generic-complex="swiss" style:font-size-complex="16pt" style:font-weight-complex="bold"/>
    </style:style>
    <style:style style:name="T15" style:family="text">
      <style:text-properties fo:color="#000000" style:text-line-through-style="none" fo:font-family="Arial" fo:font-size="32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28pt" style:font-size-asian="28pt" style:font-size-complex="28pt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1.412cm" text:min-label-width="1.128cm"/>
        <style:text-properties fo:font-family="Arial" style:font-family-generic="swiss" fo:color="#000000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1.412cm" text:min-label-width="1.128cm"/>
        <style:text-properties fo:color="#000000" fo:font-size="166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213cm" text:min-label-width="1.057cm"/>
        <style:text-properties fo:font-family="Arial" style:font-family-generic="swiss" fo:color="#000000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23cm" text:min-label-width="1.04cm"/>
        <style:text-properties fo:font-family="Arial" style:font-family-generic="swiss" fo:color="#000000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107cm" text:min-label-width="1.163cm"/>
        <style:text-properties fo:font-family="Arial" style:font-family-generic="swiss" fo:color="#000000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107cm" text:min-label-width="1.163cm"/>
        <style:text-properties fo:color="#000000" fo:font-size="166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142cm" text:min-label-width="1.128cm"/>
        <style:text-properties fo:font-family="Arial" style:font-family-generic="swiss" fo:color="#000000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107cm" text:min-label-width="1.163cm"/>
        <style:text-properties fo:font-family="Arial" style:font-family-generic="swiss" fo:color="#000000" fo:font-size="166%"/>
      </text:list-level-style-bullet>
      <text:list-level-style-bullet text:level="2" text:bullet-char="o">
        <style:list-level-properties text:space-before="1.483cm" text:min-label-width="1.057cm"/>
        <style:text-properties fo:font-family="'Courier New'" style:font-family-generic="modern" style:font-pitch="fixed" fo:color="#0000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23cm" text:min-label-width="1.04cm"/>
        <style:text-properties fo:font-family="Arial" style:font-family-generic="swiss" fo:color="#000000" fo:font-size="166%"/>
      </text:list-level-style-bullet>
      <text:list-level-style-bullet text:level="2" text:bullet-char="o">
        <style:list-level-properties text:space-before="1.5cm" text:min-label-width="1.04cm"/>
        <style:text-properties fo:font-family="'Courier New'" style:font-family-generic="modern" style:font-pitch="fixed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213cm" text:min-label-width="1.057cm"/>
        <style:text-properties fo:color="#000000" fo:font-size="166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name="Shape 51" presentation:style-name="pr1" draw:text-style-name="P2" draw:layer="layout" svg:width="21.589cm" svg:height="3.689cm" svg:x="1.905cm" svg:y="2.41cm" presentation:class="title" presentation:user-transformed="true">
          <draw:text-box>
            <text:p text:style-name="P1"><text:span text:style-name="T1">Testbed-Control de Procesos</text:span></text:p>
          </draw:text-box>
        </draw:frame>
        <draw:frame draw:name="Shape 52" presentation:style-name="pr2" draw:text-style-name="P2" draw:layer="layout" svg:width="21.589cm" svg:height="13.081cm" svg:x="2.034cm" svg:y="13.686cm" presentation:class="subtitle" presentation:user-transformed="true">
          <draw:text-box>
            <text:p text:style-name="P1"><text:span text:style-name="T2">Alumnos:</text:span></text:p>
            <text:p text:style-name="P3"><text:span text:style-name="T2">Ezequiel D. Di Donato </text:span><text:span text:style-name="T3">&lt;ezequieldidonato@gmail.com&gt;</text:span></text:p>
            <text:p text:style-name="P3"><text:span text:style-name="T2">Pablo D. Roca <text:s/></text:span><text:span text:style-name="T3">&lt;pablodroca@gmail.com&gt;</text:span></text:p>
          </draw:text-box>
        </draw:frame>
        <draw:frame draw:name="Shape 53" presentation:style-name="pr1" draw:text-style-name="P2" draw:layer="layout" svg:width="21.589cm" svg:height="4.909cm" svg:x="2.034cm" svg:y="8.091cm" presentation:class="title" presentation:user-transformed="true">
          <draw:text-box>
            <text:p text:style-name="P1"><text:span text:style-name="T2">Docentes:</text:span><text:span text:style-name="T2"><text:line-break/></text:span><text:span text:style-name="T2">C.C. María Feldgen</text:span><text:span text:style-name="T2"><text:line-break/></text:span><text:span text:style-name="T2">Ing. Carlos Godfrid</text:span><text:span text:style-name="T2"><text:line-break/></text:span><text:span text:style-name="T2">Ing. Daniel Aldet</text:span></text:p>
          </draw:text-box>
        </draw:frame>
        <draw:frame draw:name="Shape 54" presentation:style-name="pr1" draw:text-style-name="P2" draw:layer="layout" svg:width="21.589cm" svg:height="3.689cm" svg:x="2.075cm" svg:y="-1.628cm" presentation:class="title" presentation:user-transformed="true">
          <draw:text-box>
            <text:p text:style-name="P4"><text:span text:style-name="T4">Taller de Programación III</text:span><text:span text:style-name="T4"><text:line-break/></text:span><text:span text:style-name="T4">F.I.U.B.A.</text:span></text:p>
          </draw:text-box>
        </draw:frame>
        <presentation:notes draw:style-name="dp2">
          <draw:page-thumbnail draw:name="Shape 56" draw:style-name="gr1" draw:layer="layout" svg:width="12.7cm" svg:height="9.524cm" svg:x="3.176cm" svg:y="1.905cm" draw:page-number="1" presentation:class="page"/>
          <draw:frame draw:name="Shape 57" presentation:style-name="pr3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Introducción" draw:style-name="dp1" draw:master-page-name="Predeterminado_20_1" presentation:presentation-page-layout-name="AL2T1">
        <draw:frame draw:name="Shape 59" presentation:style-name="pr4" draw:text-style-name="P6" draw:layer="layout" svg:width="22.859cm" svg:height="3.689cm" svg:x="1.27cm" svg:y="0.248cm" presentation:class="title" presentation:user-transformed="true">
          <draw:text-box>
            <text:p text:style-name="P5"><text:span text:style-name="T5">Introducción</text:span></text:p>
          </draw:text-box>
        </draw:frame>
        <draw:custom-shape draw:name="Shape 99" draw:style-name="gr2" draw:text-style-name="P7" draw:layer="layout" svg:width="7.537cm" svg:height="4.2cm" svg:x="17.5cm" svg:y="4.6cm">
          <text:p/>
          <draw:enhanced-geometry svg:viewBox="0 0 21600 21600" draw:type="rectangle" draw:enhanced-path="M 0 0 L 21600 0 21600 21600 0 21600 0 0 Z N"/>
        </draw:custom-shape>
        <draw:custom-shape draw:name="Shape 100" draw:style-name="gr3" draw:text-style-name="P7" draw:layer="layout" svg:width="5.588cm" svg:height="5.2cm" svg:x="19.412cm" svg:y="9.4cm">
          <text:p/>
          <draw:enhanced-geometry svg:viewBox="0 0 21600 21600" draw:type="rectangle" draw:enhanced-path="M 0 0 L 21600 0 21600 21600 0 21600 0 0 Z N"/>
        </draw:custom-shape>
        <draw:frame draw:name="Shape 60" presentation:style-name="pr5" draw:text-style-name="P2" draw:layer="layout" svg:width="18.13cm" svg:height="14.055cm" svg:x="0.07cm" svg:y="4.464cm" presentation:class="outline" presentation:user-transformed="true">
          <draw:text-box>
            <text:p text:style-name="P1"><text:span text:style-name="T6">Entorno de Trabajo:</text:span></text:p>
            <text:list text:style-name="L4">
              <text:list-item>
                <text:p text:style-name="P1"><text:span text:style-name="T7">L10 - Laboratorio de instrumentación y control de procesos.</text:span></text:p>
              </text:list-item>
              <text:list-item>
                <text:p text:style-name="P1"><text:span text:style-name="T7">Ensayos con emuladores.</text:span></text:p>
              </text:list-item>
              <text:list-item>
                <text:p text:style-name="P1"><text:span text:style-name="T7">Control sobre sistemas reales (tanques de agua, péndulo invertido, etc.).</text:span></text:p>
              </text:list-item>
            </text:list>
            <text:p text:style-name="P1"><text:span text:style-name="T7"/></text:p>
            <text:p text:style-name="P1"><text:span text:style-name="T6">Descripción del Problema:</text:span></text:p>
            <text:list text:continue-numbering="true" text:style-name="L4">
              <text:list-item>
                <text:p text:style-name="P1"><text:span text:style-name="T7">Software de control en tiempo real de niveles de líquido en tranques ausente.</text:span></text:p>
              </text:list-item>
              <text:list-item>
                <text:p text:style-name="P1"><text:span text:style-name="T7">El control del sistema mediante Simulink no resulta lo suficientemente didáctico.</text:span></text:p>
              </text:list-item>
            </text:list>
          </draw:text-box>
        </draw:frame>
        <draw:custom-shape draw:name="Shape 101" draw:style-name="gr4" draw:text-style-name="P7" draw:layer="layout" svg:width="3.446cm" svg:height="3.056cm" svg:x="21.484cm" svg:y="15.1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62" draw:style-name="gr1" draw:layer="layout" svg:width="12.7cm" svg:height="9.524cm" svg:x="3.176cm" svg:y="1.905cm" draw:page-number="2" presentation:class="page"/>
          <draw:frame draw:name="Shape 63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" draw:style-name="dp1" draw:master-page-name="Predeterminado_20_1" presentation:presentation-page-layout-name="AL2T1">
        <office:forms form:automatic-focus="false" form:apply-design-mode="false"/>
        <draw:frame draw:name="Shape 65" presentation:style-name="pr7" draw:text-style-name="P9" draw:layer="layout" svg:width="13.33cm" svg:height="3.689cm" svg:x="0.27cm" svg:y="0.361cm" presentation:class="title" presentation:user-transformed="true">
          <draw:text-box>
            <text:p text:style-name="P8"><text:span text:style-name="T5">Control de Procesos </text:span></text:p>
          </draw:text-box>
        </draw:frame>
        <draw:frame draw:name="Shape 66" presentation:style-name="pr5" draw:text-style-name="P2" draw:layer="layout" svg:width="22.859cm" svg:height="13.081cm" svg:x="1.27cm" svg:y="4.15cm" presentation:class="outline" presentation:user-transformed="true">
          <draw:text-box>
            <text:list text:style-name="L6">
              <text:list-header>
                <text:p text:style-name="P1"><text:span text:style-name="T8"/></text:p>
              </text:list-header>
              <text:list-item>
                <text:p text:style-name="P1"><text:span text:style-name="T9">Control</text:span><text:span text:style-name="T8">: conjunto de acciones que se aplican a la planta con el fin de regular su funcionamiento.</text:span></text:p>
              </text:list-item>
              <text:list-item>
                <text:p text:style-name="P1"><text:span text:style-name="T9">Proceso</text:span><text:span text:style-name="T8">: evolución temporal de la planta que se pretende controlar.</text:span></text:p>
              </text:list-item>
              <text:list-item>
                <text:p text:style-name="P1"><text:span text:style-name="T9">Planta</text:span><text:span text:style-name="T8">: sistema físico a controlar.</text:span></text:p>
              </text:list-item>
              <text:list-item>
                <text:p text:style-name="P1"><text:span text:style-name="T9">Controlador</text:span><text:span text:style-name="T8">: dispositivo que monitorea y estimula a un la planta para lograr cierta respuesta.</text:span></text:p>
              </text:list-item>
              <text:list-item>
                <text:p text:style-name="P10"><text:span text:style-name="T9">Sistema de</text:span><text:span text:style-name="T9"> Tiempo Real:</text:span><text:span text:style-name="T7"> garantiza la ejecución de tareas y sus respuestas dentro de un margen temporal estricto.</text:span></text:p>
              </text:list-item>
            </text:list>
          </draw:text-box>
        </draw:frame>
        <draw:frame draw:style-name="gr5" draw:text-style-name="P11" draw:layer="layout" svg:width="11.6cm" svg:height="4.054cm" svg:x="13.6cm" svg:y="0.061cm">
          <draw:text-box>
            <text:p text:style-name="P11"><text:span text:style-name="T10">►</text:span><text:span text:style-name="T11">Conceptos</text:span><text:span text:style-name="T10">◄</text:span></text:p>
            <text:p text:style-name="P11"><text:span text:style-name="T12">Sistemas de Nivel de Líquido</text:span></text:p>
            <text:p text:style-name="P11"><text:span text:style-name="T12">Tipos de Control</text:span></text:p>
            <text:p text:style-name="P11"><text:span text:style-name="T12">Control PID</text:span></text:p>
            <text:p text:style-name="P11"><text:span text:style-name="T12">La Planta</text:span></text:p>
            <text:p text:style-name="P11"><text:span text:style-name="T12">Software – Testbed para Enseñanza</text:span></text:p>
          </draw:text-box>
        </draw:frame>
        <presentation:notes draw:style-name="dp2">
          <draw:page-thumbnail draw:name="Shape 68" draw:style-name="gr1" draw:layer="layout" svg:width="12.7cm" svg:height="9.524cm" svg:x="3.176cm" svg:y="1.905cm" draw:page-number="3" presentation:class="page"/>
          <draw:frame draw:name="Shape 69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" draw:style-name="dp1" draw:master-page-name="Predeterminado_20_1" presentation:presentation-page-layout-name="AL2T1">
        <office:forms form:automatic-focus="false" form:apply-design-mode="false"/>
        <draw:frame draw:name="Shape 66" presentation:style-name="pr5" draw:text-style-name="P2" draw:layer="layout" svg:width="22.859cm" svg:height="13.081cm" svg:x="1.27cm" svg:y="4.15cm" presentation:class="outline" presentation:user-transformed="true">
          <draw:text-box>
            <text:list text:style-name="L6">
              <text:list-header>
                <text:p text:style-name="P1"><text:span text:style-name="T8"/></text:p>
              </text:list-header>
              <text:list-item>
                <text:p text:style-name="P1"><text:span text:style-name="T9">Sensor:</text:span><text:span text:style-name="T7"> dispositivo que capta magnitudes físicas y las transforma en información.</text:span></text:p>
              </text:list-item>
              <text:list-item>
                <text:p text:style-name="P1"><text:span text:style-name="T9">Actuador:</text:span><text:span text:style-name="T7"> dispositivo que estimula a un sistema físico en base a órdenes de un controlador.</text:span></text:p>
              </text:list-item>
              <text:list-item>
                <text:p text:style-name="P1"><text:span text:style-name="T9">Variable controlada:</text:span><text:span text:style-name="T7"> cantidad que se mide y controla (salida del sistema).</text:span></text:p>
              </text:list-item>
              <text:list-item>
                <text:p text:style-name="P1"><text:span text:style-name="T9">Variable manipulada:</text:span><text:span text:style-name="T7"> cantidad modificada por el controlador.</text:span></text:p>
              </text:list-item>
            </text:list>
          </draw:text-box>
        </draw:frame>
        <draw:frame draw:name="Shape 65" presentation:style-name="pr8" draw:text-style-name="P9" draw:layer="layout" svg:width="13.33cm" svg:height="3.689cm" svg:x="0.27cm" svg:y="0.361cm" presentation:class="title" presentation:user-transformed="true">
          <draw:text-box>
            <text:p text:style-name="P8"><text:span text:style-name="T5">Control de Procesos </text:span></text:p>
          </draw:text-box>
        </draw:frame>
        <draw:frame draw:style-name="gr5" draw:text-style-name="P11" draw:layer="layout" svg:width="11.6cm" svg:height="4.054cm" svg:x="13.6cm" svg:y="0.061cm">
          <draw:text-box>
            <text:p text:style-name="P11"><text:span text:style-name="T10">►</text:span><text:span text:style-name="T11">Conceptos</text:span><text:span text:style-name="T10">◄</text:span></text:p>
            <text:p text:style-name="P11"><text:span text:style-name="T12">Sistemas de Nivel de Líquido</text:span></text:p>
            <text:p text:style-name="P11"><text:span text:style-name="T12">Tipos de Control</text:span></text:p>
            <text:p text:style-name="P11"><text:span text:style-name="T12">Control PID</text:span></text:p>
            <text:p text:style-name="P11"><text:span text:style-name="T12">La Planta</text:span></text:p>
            <text:p text:style-name="P11"><text:span text:style-name="T12">Software – Testbed para Enseñanza</text:span></text:p>
          </draw:text-box>
        </draw:frame>
        <presentation:notes draw:style-name="dp2">
          <draw:page-thumbnail draw:name="Shape 68" draw:style-name="gr1" draw:layer="layout" svg:width="12.7cm" svg:height="9.524cm" svg:x="3.176cm" svg:y="1.905cm" draw:page-number="4" presentation:class="page"/>
          <draw:frame draw:name="Shape 69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Sistemas de niveles de líquido" draw:style-name="dp1" draw:master-page-name="Predeterminado_20_1" presentation:presentation-page-layout-name="AL2T1">
        <draw:frame draw:name="Shape 72" presentation:style-name="pr9" draw:text-style-name="P12" draw:layer="layout" svg:width="23.415cm" svg:height="6.369cm" svg:x="0.992cm" svg:y="11.431cm" presentation:class="outline" presentation:user-transformed="true">
          <draw:text-box>
            <text:p text:style-name="P1"><text:span text:style-name="T13">Variables:</text:span></text:p>
            <text:list text:style-name="L8">
              <text:list-item>
                <text:p text:style-name="P1"><text:span text:style-name="T13">Q: flujo en estado estable [m3/seg]</text:span></text:p>
              </text:list-item>
              <text:list-item>
                <text:p text:style-name="P1"><text:span text:style-name="T13">qi: pequeña variación de flujo de entrada [m3/seg]</text:span></text:p>
              </text:list-item>
              <text:list-item>
                <text:p text:style-name="P1"><text:span text:style-name="T13">qo: pequeña variación de flujo de salida [m3/seg]</text:span></text:p>
              </text:list-item>
              <text:list-item>
                <text:p text:style-name="P1"><text:span text:style-name="T13">H: nivel de líquido en estado estable [m]</text:span></text:p>
              </text:list-item>
              <text:list-item>
                <text:p text:style-name="P1"><text:span text:style-name="T13">h: pequeña variación del nivel de líquido [m]</text:span></text:p>
              </text:list-item>
            </text:list>
          </draw:text-box>
        </draw:frame>
        <draw:g draw:name="Shape 73">
          <draw:custom-shape draw:name="Shape 74" draw:style-name="gr6" draw:text-style-name="P7" draw:layer="layout" svg:width="12.385cm" svg:height="6.337cm" svg:x="2.963cm" svg:y="5.093cm">
            <text:p/>
            <draw:enhanced-geometry svg:viewBox="0 0 21600 21600" draw:type="rectangle" draw:enhanced-path="M 0 0 L 21600 0 21600 21600 0 21600 0 0 Z N"/>
          </draw:custom-shape>
          <draw:custom-shape draw:name="Shape 75" draw:style-name="gr7" draw:text-style-name="P7" draw:layer="layout" svg:width="6.783cm" svg:height="2.897cm" svg:x="16.032cm" svg:y="5.696cm">
            <text:p/>
            <draw:enhanced-geometry svg:viewBox="0 0 21600 21600" draw:type="rectangle" draw:enhanced-path="M 0 0 L 21600 0 21600 21600 0 21600 0 0 Z N"/>
          </draw:custom-shape>
          <draw:custom-shape draw:name="Shape 76" draw:style-name="gr8" draw:text-style-name="P7" draw:layer="layout" svg:width="5.626cm" svg:height="2.63cm" svg:x="16.299cm" svg:y="8.594cm">
            <text:p/>
            <draw:enhanced-geometry svg:viewBox="0 0 21600 21600" draw:type="rectangle" draw:enhanced-path="M 0 0 L 21600 0 21600 21600 0 21600 0 0 Z N"/>
          </draw:custom-shape>
        </draw:g>
        <draw:g>
          <draw:frame draw:name="Shape 65" presentation:style-name="pr4" draw:text-style-name="P6" draw:layer="layout" svg:width="13.33cm" svg:height="3.689cm" svg:x="0.27cm" svg:y="0.361cm" presentation:class="title" presentation:user-transformed="true">
            <draw:text-box>
              <text:p text:style-name="P8"><text:span text:style-name="T5">Control de Procesos </text:span></text:p>
            </draw:text-box>
          </draw:frame>
          <draw:frame draw:style-name="gr5" draw:text-style-name="P11" draw:layer="layout" svg:width="11.6cm" svg:height="4.054cm" svg:x="13.6cm" svg:y="0.061cm">
            <draw:text-box>
              <text:p text:style-name="P11"><text:span text:style-name="T12">Conceptos</text:span></text:p>
              <text:p text:style-name="P11"><text:span text:style-name="T14">►</text:span><text:span text:style-name="T11">Sistemas de Nivel de Líquido</text:span><text:span text:style-name="T14">◄</text:span></text:p>
              <text:p text:style-name="P11"><text:span text:style-name="T12">Tipos de Control</text:span></text:p>
              <text:p text:style-name="P11"><text:span text:style-name="T12">Control PID</text:span></text:p>
              <text:p text:style-name="P11"><text:span text:style-name="T12">La Planta</text:span></text:p>
              <text:p text:style-name="P11"><text:span text:style-name="T12">Software – Testbed para Enseñanza</text:span></text:p>
            </draw:text-box>
          </draw:frame>
        </draw:g>
        <presentation:notes draw:style-name="dp2">
          <draw:page-thumbnail draw:name="Shape 78" draw:style-name="gr1" draw:layer="layout" svg:width="12.7cm" svg:height="9.524cm" svg:x="3.176cm" svg:y="1.905cm" draw:page-number="5" presentation:class="page"/>
          <draw:frame draw:name="Shape 79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ontrol de Procesos - Tipos" draw:style-name="dp1" draw:master-page-name="Predeterminado_20_1" presentation:presentation-page-layout-name="AL2T1">
        <draw:frame draw:name="Shape 82" presentation:style-name="pr10" draw:text-style-name="P14" draw:layer="layout" svg:width="9.93cm" svg:height="11.341cm" svg:x="1.4cm" svg:y="6.045cm" presentation:class="outline" presentation:user-transformed="true">
          <draw:text-box>
            <text:list text:style-name="L9">
              <text:list-item>
                <text:p text:style-name="P13"><text:span text:style-name="T15">Open Loop</text:span></text:p>
              </text:list-item>
            </text:list>
            <text:p text:style-name="P13"><text:span text:style-name="T15"/></text:p>
            <text:p text:style-name="P13"><text:span text:style-name="T15"/></text:p>
            <text:list text:continue-numbering="true" text:style-name="L9">
              <text:list-item>
                <text:p text:style-name="P13"><text:span text:style-name="T15">Feed-forward</text:span></text:p>
              </text:list-item>
            </text:list>
            <text:p text:style-name="P13"><text:span text:style-name="T15"/></text:p>
            <text:p text:style-name="P13"><text:span text:style-name="T15"/></text:p>
            <text:list text:continue-numbering="true" text:style-name="L9">
              <text:list-item>
                <text:p text:style-name="P13"><text:span text:style-name="T15">Feedback</text:span></text:p>
              </text:list-item>
            </text:list>
            <text:p text:style-name="P13"><text:span text:style-name="T15"><text:s text:c="4"/></text:span><text:span text:style-name="T15">(Closed Loop)</text:span></text:p>
          </draw:text-box>
        </draw:frame>
        <draw:custom-shape draw:name="Shape 83" draw:style-name="gr9" draw:text-style-name="P7" draw:layer="layout" svg:width="13.344cm" svg:height="2.784cm" svg:x="11.414cm" svg:y="5.784cm">
          <text:p/>
          <draw:enhanced-geometry svg:viewBox="0 0 21600 21600" draw:type="rectangle" draw:enhanced-path="M 0 0 L 21600 0 21600 21600 0 21600 0 0 Z N"/>
        </draw:custom-shape>
        <draw:custom-shape draw:name="Shape 84" draw:style-name="gr10" draw:text-style-name="P7" draw:layer="layout" svg:width="13.044cm" svg:height="3.603cm" svg:x="11.714cm" svg:y="9.337cm">
          <text:p/>
          <draw:enhanced-geometry svg:viewBox="0 0 21600 21600" draw:type="rectangle" draw:enhanced-path="M 0 0 L 21600 0 21600 21600 0 21600 0 0 Z N"/>
        </draw:custom-shape>
        <draw:custom-shape draw:name="Shape 85" draw:style-name="gr11" draw:text-style-name="P7" draw:layer="layout" svg:width="13.215cm" svg:height="3.859cm" svg:x="11.714cm" svg:y="14.411cm">
          <text:p/>
          <draw:enhanced-geometry svg:viewBox="0 0 21600 21600" draw:type="rectangle" draw:enhanced-path="M 0 0 L 21600 0 21600 21600 0 21600 0 0 Z N"/>
        </draw:custom-shape>
        <draw:g>
          <draw:frame draw:name="Shape 65" presentation:style-name="pr4" draw:text-style-name="P6" draw:layer="layout" svg:width="13.33cm" svg:height="3.689cm" svg:x="0.27cm" svg:y="0.361cm" presentation:class="title" presentation:user-transformed="true">
            <draw:text-box>
              <text:p text:style-name="P8"><text:span text:style-name="T5">Control de Procesos </text:span></text:p>
            </draw:text-box>
          </draw:frame>
          <draw:frame draw:style-name="gr5" draw:text-style-name="P11" draw:layer="layout" svg:width="11.6cm" svg:height="4.054cm" svg:x="13.6cm" svg:y="0.061cm">
            <draw:text-box>
              <text:p text:style-name="P11"><text:span text:style-name="T12">Conceptos</text:span></text:p>
              <text:p text:style-name="P11"><text:span text:style-name="T12">Sistemas de Nivel de Líquido</text:span></text:p>
              <text:p text:style-name="P11"><text:span text:style-name="T14">►</text:span><text:span text:style-name="T11">Tipos de Control</text:span><text:span text:style-name="T14">◄</text:span></text:p>
              <text:p text:style-name="P11"><text:span text:style-name="T12">Control PID</text:span></text:p>
              <text:p text:style-name="P11"><text:span text:style-name="T12">La Planta</text:span></text:p>
              <text:p text:style-name="P11"><text:span text:style-name="T12">Software – Testbed para Enseñanza</text:span></text:p>
            </draw:text-box>
          </draw:frame>
        </draw:g>
        <presentation:notes draw:style-name="dp2">
          <draw:page-thumbnail draw:name="Shape 87" draw:style-name="gr1" draw:layer="layout" svg:width="12.7cm" svg:height="9.524cm" svg:x="3.176cm" svg:y="1.905cm" draw:page-number="6" presentation:class="page"/>
          <draw:frame draw:name="Shape 88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ontrol de Tipo Feedback - PID" draw:style-name="dp1" draw:master-page-name="Predeterminado_20_1" presentation:presentation-page-layout-name="AL2T1">
        <draw:frame draw:name="Shape 91" presentation:style-name="pr5" draw:text-style-name="P2" draw:layer="layout" svg:width="23.107cm" svg:height="13.081cm" svg:x="1.27cm" svg:y="4.445cm" presentation:class="outline" presentation:user-transformed="true">
          <draw:text-box>
            <text:list text:style-name="L11">
              <text:list-item>
                <text:p text:style-name="P1"><text:span text:style-name="T6">Un tipo muy utilizado de control a lazo cerrado es el PID.</text:span></text:p>
              </text:list-item>
              <text:list-item>
                <text:p text:style-name="P1"><text:span text:style-name="T6">Tiene 3 componentes que utilizan la información de feedback para estimular la planta:</text:span></text:p>
              </text:list-item>
            </text:list>
            <text:list text:style-name="L12">
              <text:list-item>
                <text:list>
                  <text:list-item>
                    <text:p text:style-name="P10"><text:span text:style-name="T16">Proporcional</text:span></text:p>
                  </text:list-item>
                  <text:list-item>
                    <text:p text:style-name="P10"><text:span text:style-name="T16">Integral</text:span></text:p>
                  </text:list-item>
                  <text:list-item>
                    <text:p text:style-name="P10"><text:span text:style-name="T16">Derivativo</text:span></text:p>
                  </text:list-item>
                </text:list>
              </text:list-item>
            </text:list>
          </draw:text-box>
        </draw:frame>
        <draw:custom-shape draw:name="Shape 92" draw:style-name="gr12" draw:text-style-name="P7" draw:layer="layout" svg:width="16.037cm" svg:height="6.661cm" svg:x="8.4cm" svg:y="10.6cm">
          <text:p/>
          <draw:enhanced-geometry svg:viewBox="0 0 21600 21600" draw:type="rectangle" draw:enhanced-path="M 0 0 L 21600 0 21600 21600 0 21600 0 0 Z N"/>
        </draw:custom-shape>
        <draw:g>
          <draw:frame draw:name="Shape 65" presentation:style-name="pr4" draw:text-style-name="P6" draw:layer="layout" svg:width="13.33cm" svg:height="3.689cm" svg:x="0.27cm" svg:y="0.361cm" presentation:class="title" presentation:user-transformed="true">
            <draw:text-box>
              <text:p text:style-name="P8"><text:span text:style-name="T5">Control de Procesos </text:span></text:p>
            </draw:text-box>
          </draw:frame>
          <draw:frame draw:style-name="gr5" draw:text-style-name="P11" draw:layer="layout" svg:width="11.6cm" svg:height="4.054cm" svg:x="13.6cm" svg:y="0.061cm">
            <draw:text-box>
              <text:p text:style-name="P11"><text:span text:style-name="T12">Conceptos</text:span></text:p>
              <text:p text:style-name="P11"><text:span text:style-name="T12">Sistemas de Nivel de Líquido</text:span></text:p>
              <text:p text:style-name="P11"><text:span text:style-name="T12">Tipos de Control</text:span></text:p>
              <text:p text:style-name="P11"><text:span text:style-name="T14">►</text:span><text:span text:style-name="T11">Control PID</text:span><text:span text:style-name="T14">◄</text:span></text:p>
              <text:p text:style-name="P11"><text:span text:style-name="T12">La Planta</text:span></text:p>
              <text:p text:style-name="P11"><text:span text:style-name="T12">Software – Testbed para Enseñanza</text:span></text:p>
            </draw:text-box>
          </draw:frame>
        </draw:g>
        <presentation:notes draw:style-name="dp2">
          <draw:page-thumbnail draw:name="Shape 94" draw:style-name="gr1" draw:layer="layout" svg:width="12.7cm" svg:height="9.524cm" svg:x="3.176cm" svg:y="1.905cm" draw:page-number="7" presentation:class="page"/>
          <draw:frame draw:name="Shape 95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onstrucción del Sistema Físico" draw:style-name="dp1" draw:master-page-name="Predeterminado_20_1" presentation:presentation-page-layout-name="AL2T1">
        <draw:frame draw:name="Shape 98" presentation:style-name="pr11" draw:text-style-name="P16" draw:layer="layout" svg:width="16.13cm" svg:height="6.955cm" svg:x="1.27cm" svg:y="4.445cm" presentation:class="outline" presentation:user-transformed="true">
          <draw:text-box>
            <text:list text:style-name="L9">
              <text:list-item>
                <text:p text:style-name="P15"><text:span text:style-name="T7">Configuración de tanques</text:span></text:p>
              </text:list-item>
              <text:list-item>
                <text:p text:style-name="P15"><text:span text:style-name="T7">Sensores y actuadores</text:span></text:p>
              </text:list-item>
            </text:list>
            <text:list text:style-name="L12">
              <text:list-item>
                <text:list>
                  <text:list-item>
                    <text:p text:style-name="P15"><text:span text:style-name="T7">Bomba de agua controlada por variador de velocidad.</text:span></text:p>
                  </text:list-item>
                  <text:list-item>
                    <text:p text:style-name="P15"><text:span text:style-name="T7">Sensor de nivel de agua 4-20 mA.</text:span></text:p>
                  </text:list-item>
                </text:list>
              </text:list-item>
              <text:list-item>
                <text:p text:style-name="P15"><text:span text:style-name="T7">Placa adquisidora </text:span></text:p>
              </text:list-item>
            </text:list>
          </draw:text-box>
        </draw:frame>
        <draw:custom-shape draw:name="Shape 99" draw:style-name="gr2" draw:text-style-name="P7" draw:layer="layout" svg:width="9.537cm" svg:height="5.791cm" svg:x="2.069cm" svg:y="12.688cm">
          <text:p/>
          <draw:enhanced-geometry svg:viewBox="0 0 21600 21600" draw:type="rectangle" draw:enhanced-path="M 0 0 L 21600 0 21600 21600 0 21600 0 0 Z N"/>
        </draw:custom-shape>
        <draw:custom-shape draw:name="Shape 100" draw:style-name="gr3" draw:text-style-name="P7" draw:layer="layout" svg:width="6.188cm" svg:height="5.744cm" svg:x="17.941cm" svg:y="5.031cm">
          <text:p/>
          <draw:enhanced-geometry svg:viewBox="0 0 21600 21600" draw:type="rectangle" draw:enhanced-path="M 0 0 L 21600 0 21600 21600 0 21600 0 0 Z N"/>
        </draw:custom-shape>
        <draw:custom-shape draw:name="Shape 101" draw:style-name="gr4" draw:text-style-name="P7" draw:layer="layout" svg:width="6.023cm" svg:height="5.744cm" svg:x="18.023cm" svg:y="12.712cm">
          <text:p/>
          <draw:enhanced-geometry svg:viewBox="0 0 21600 21600" draw:type="rectangle" draw:enhanced-path="M 0 0 L 21600 0 21600 21600 0 21600 0 0 Z N"/>
        </draw:custom-shape>
        <draw:g>
          <draw:frame draw:name="Shape 65" presentation:style-name="pr4" draw:text-style-name="P6" draw:layer="layout" svg:width="13.33cm" svg:height="3.689cm" svg:x="0.27cm" svg:y="0.361cm" presentation:class="title" presentation:user-transformed="true">
            <draw:text-box>
              <text:p text:style-name="P8"><text:span text:style-name="T5">Control de Procesos </text:span></text:p>
            </draw:text-box>
          </draw:frame>
          <draw:frame draw:style-name="gr5" draw:text-style-name="P11" draw:layer="layout" svg:width="11.6cm" svg:height="4.054cm" svg:x="13.6cm" svg:y="0.061cm">
            <draw:text-box>
              <text:p text:style-name="P11"><text:span text:style-name="T12">Conceptos</text:span></text:p>
              <text:p text:style-name="P11"><text:span text:style-name="T12">Sistemas de Nivel de Líquido</text:span></text:p>
              <text:p text:style-name="P11"><text:span text:style-name="T12">Tipos de Control</text:span></text:p>
              <text:p text:style-name="P11"><text:span text:style-name="T12">Control PID</text:span></text:p>
              <text:p text:style-name="P11"><text:span text:style-name="T14">►</text:span><text:span text:style-name="T11">La Planta</text:span><text:span text:style-name="T14">◄</text:span></text:p>
              <text:p text:style-name="P11"><text:span text:style-name="T12">Software – Testbed para Enseñanza</text:span></text:p>
            </draw:text-box>
          </draw:frame>
        </draw:g>
        <presentation:notes draw:style-name="dp2">
          <draw:page-thumbnail draw:name="Shape 103" draw:style-name="gr1" draw:layer="layout" svg:width="12.7cm" svg:height="9.524cm" svg:x="3.176cm" svg:y="1.905cm" draw:page-number="8" presentation:class="page"/>
          <draw:frame draw:name="Shape 104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a Estación de Enseñanza (testbed)" draw:style-name="dp1" draw:master-page-name="Predeterminado_20_1" presentation:presentation-page-layout-name="AL2T1">
        <draw:frame draw:name="Shape 107" presentation:style-name="pr12" draw:text-style-name="P12" draw:layer="layout" svg:width="22.859cm" svg:height="13.158cm" svg:x="1.27cm" svg:y="4.445cm" presentation:class="outline" presentation:user-transformed="true">
          <draw:text-box>
            <text:p text:style-name="P1"><text:span text:style-name="T13">Funcionalidades:</text:span></text:p>
            <text:list text:style-name="L8">
              <text:list-item>
                <text:p text:style-name="P1"><text:span text:style-name="T13">Controlar Planta</text:span></text:p>
              </text:list-item>
            </text:list>
            <text:list text:style-name="L13">
              <text:list-item>
                <text:list>
                  <text:list-item>
                    <text:p text:style-name="P1"><text:span text:style-name="T13">Requiere los parámetros de control tanto para el caso manual como automático.</text:span></text:p>
                  </text:list-item>
                  <text:list-item>
                    <text:p text:style-name="P1"><text:span text:style-name="T13">La supervisión y el control del sistema son en tiempo real.</text:span></text:p>
                  </text:list-item>
                  <text:list-item>
                    <text:p text:style-name="P1"><text:span text:style-name="T13">Permite grabar el proceso para su posterior revisión.</text:span></text:p>
                  </text:list-item>
                  <text:list-item>
                    <text:p text:style-name="P1"><text:span text:style-name="T13">Permite almacenar diferentes configuraciones de valores de control para repetir experiencias.</text:span></text:p>
                  </text:list-item>
                </text:list>
              </text:list-item>
              <text:list-item>
                <text:p text:style-name="P1"><text:span text:style-name="T13">Abrir Grabaciones</text:span></text:p>
                <text:list>
                  <text:list-item>
                    <text:p text:style-name="P1"><text:span text:style-name="T13">Presenta el gráfico de un proceso grabado.</text:span></text:p>
                  </text:list-item>
                </text:list>
              </text:list-item>
              <text:list-item>
                <text:p text:style-name="P1"><text:span text:style-name="T13">Reproducir Grabaciones</text:span></text:p>
                <text:list>
                  <text:list-item>
                    <text:p text:style-name="P1"><text:span text:style-name="T13">Reproduce en el tiempo un proceso grabado</text:span></text:p>
                  </text:list-item>
                </text:list>
              </text:list-item>
            </text:list>
          </draw:text-box>
        </draw:frame>
        <draw:g>
          <draw:frame draw:name="Shape 65" presentation:style-name="pr4" draw:text-style-name="P6" draw:layer="layout" svg:width="13.33cm" svg:height="3.689cm" svg:x="0.27cm" svg:y="0.361cm" presentation:class="title" presentation:user-transformed="true">
            <draw:text-box>
              <text:p text:style-name="P8"><text:span text:style-name="T5">Control de Procesos </text:span></text:p>
            </draw:text-box>
          </draw:frame>
          <draw:frame draw:style-name="gr5" draw:text-style-name="P11" draw:layer="layout" svg:width="11.6cm" svg:height="4.054cm" svg:x="13.6cm" svg:y="0.061cm">
            <draw:text-box>
              <text:p text:style-name="P11"><text:span text:style-name="T12">Conceptos</text:span></text:p>
              <text:p text:style-name="P11"><text:span text:style-name="T12">Sistemas de Nivel de Líquido</text:span></text:p>
              <text:p text:style-name="P11"><text:span text:style-name="T12">Tipos de Control</text:span></text:p>
              <text:p text:style-name="P11"><text:span text:style-name="T12">Control PID</text:span></text:p>
              <text:p text:style-name="P11"><text:span text:style-name="T12">La Planta</text:span></text:p>
              <text:p text:style-name="P11"><text:span text:style-name="T14">►</text:span><text:span text:style-name="T11">Software – Testbed para Enseñanza</text:span><text:span text:style-name="T14">◄</text:span></text:p>
            </draw:text-box>
          </draw:frame>
        </draw:g>
        <presentation:notes draw:style-name="dp2">
          <draw:page-thumbnail draw:name="Shape 109" draw:style-name="gr1" draw:layer="layout" svg:width="12.7cm" svg:height="9.524cm" svg:x="3.176cm" svg:y="1.905cm" draw:page-number="9" presentation:class="page"/>
          <draw:frame draw:name="Shape 110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a Estación de Enseñanza (Cont.)" draw:style-name="dp1" draw:master-page-name="Predeterminado_20_1" presentation:presentation-page-layout-name="AL2T1">
        <draw:frame draw:name="Shape 114" presentation:style-name="pr5" draw:text-style-name="P2" draw:layer="layout" svg:width="22.859cm" svg:height="13.081cm" svg:x="1.27cm" svg:y="4.445cm" presentation:class="outline" presentation:user-transformed="true">
          <draw:text-box>
            <text:p text:style-name="P1"><text:span text:style-name="T13">Pantalla Principal</text:span></text:p>
            <text:list text:style-name="L8">
              <text:list-item>
                <text:p text:style-name="P1"><text:span text:style-name="T13">Controlar Planta</text:span></text:p>
              </text:list-item>
              <text:list-item>
                <text:p text:style-name="P1"><text:span text:style-name="T13">Abrir Grabaciones</text:span></text:p>
              </text:list-item>
              <text:list-item>
                <text:p text:style-name="P1"><text:span text:style-name="T13">Reproducir Grabaciones</text:span></text:p>
              </text:list-item>
            </text:list>
          </draw:text-box>
        </draw:frame>
        <draw:g>
          <draw:frame draw:name="Shape 65" presentation:style-name="pr4" draw:text-style-name="P6" draw:layer="layout" svg:width="13.33cm" svg:height="3.689cm" svg:x="0.27cm" svg:y="0.361cm" presentation:class="title" presentation:user-transformed="true">
            <draw:text-box>
              <text:p text:style-name="P8"><text:span text:style-name="T5">Control de Procesos </text:span></text:p>
            </draw:text-box>
          </draw:frame>
          <draw:frame draw:style-name="gr5" draw:text-style-name="P11" draw:layer="layout" svg:width="11.6cm" svg:height="4.054cm" svg:x="13.6cm" svg:y="0.061cm">
            <draw:text-box>
              <text:p text:style-name="P11"><text:span text:style-name="T12">Conceptos</text:span></text:p>
              <text:p text:style-name="P11"><text:span text:style-name="T12">Sistemas de Nivel de Líquido</text:span></text:p>
              <text:p text:style-name="P11"><text:span text:style-name="T12">Tipos de Control</text:span></text:p>
              <text:p text:style-name="P11"><text:span text:style-name="T12">Control PID</text:span></text:p>
              <text:p text:style-name="P11"><text:span text:style-name="T12">La Planta</text:span></text:p>
              <text:p text:style-name="P11"><text:span text:style-name="T14">►</text:span><text:span text:style-name="T11">Software – Testbed para Enseñanza</text:span><text:span text:style-name="T14">◄</text:span></text:p>
            </draw:text-box>
          </draw:frame>
        </draw:g>
        <draw:g>
          <draw:custom-shape draw:name="Shape 113" draw:style-name="gr13" draw:text-style-name="P7" draw:layer="layout" svg:width="19.224cm" svg:height="6.175cm" svg:x="5.032cm" svg:y="9.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4" draw:text-style-name="P17" draw:layer="layout" svg:width="5.8cm" svg:height="5cm" svg:x="5.545cm" svg:y="11.585cm">
              <text:p/>
              <draw:enhanced-geometry svg:viewBox="0 0 21600 21600" draw:text-areas="0 0 21600 ?f0" draw:type="down-arrow-callout" draw:modifiers="12905.5788842232 7443.26840199966 17544.3311337732 9297.56938458886" draw:enhanced-path="M 0 ?f0 L 0 0 21600 0 21600 ?f0 ?f5 ?f0 ?f5 ?f2 ?f4 ?f2 10800 21600 ?f1 ?f2 ?f3 ?f2 ?f3 ?f0 Z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21600-?f1 "/>
                <draw:equation draw:name="f5" draw:formula="21600-?f3 "/>
                <draw:handle draw:handle-position="left $0" draw:handle-range-y-minimum="0" draw:handle-range-y-maximum="$2"/>
                <draw:handle draw:handle-position="$3 $2" draw:handle-range-x-minimum="$1" draw:handle-range-x-maximum="10800" draw:handle-range-y-minimum="$0" draw:handle-range-y-maximum="21600"/>
                <draw:handle draw:handle-position="$1 bottom" draw:handle-range-x-minimum="0" draw:handle-range-x-maximum="$3"/>
              </draw:enhanced-geometry>
            </draw:custom-shape>
            <draw:frame draw:style-name="gr15" draw:text-style-name="P19" draw:layer="layout" svg:width="6.115cm" svg:height="0.983cm" svg:x="5.23cm" svg:y="16.602cm">
              <draw:text-box>
                <text:p text:style-name="P18"><text:span text:style-name="T17">Controlar la planta</text:span></text:p>
              </draw:text-box>
            </draw:frame>
          </draw:g>
          <draw:g>
            <draw:custom-shape draw:style-name="gr14" draw:text-style-name="P17" draw:layer="layout" svg:width="5.8cm" svg:height="5cm" svg:x="11.786cm" svg:y="11.6cm">
              <text:p/>
              <draw:enhanced-geometry svg:viewBox="0 0 21600 21600" draw:text-areas="0 0 21600 ?f0" draw:type="down-arrow-callout" draw:modifiers="12905.5788842232 7443.26840199966 17544.3311337732 9297.56938458886" draw:enhanced-path="M 0 ?f0 L 0 0 21600 0 21600 ?f0 ?f5 ?f0 ?f5 ?f2 ?f4 ?f2 10800 21600 ?f1 ?f2 ?f3 ?f2 ?f3 ?f0 Z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21600-?f1 "/>
                <draw:equation draw:name="f5" draw:formula="21600-?f3 "/>
                <draw:handle draw:handle-position="left $0" draw:handle-range-y-minimum="0" draw:handle-range-y-maximum="$2"/>
                <draw:handle draw:handle-position="$3 $2" draw:handle-range-x-minimum="$1" draw:handle-range-x-maximum="10800" draw:handle-range-y-minimum="$0" draw:handle-range-y-maximum="21600"/>
                <draw:handle draw:handle-position="$1 bottom" draw:handle-range-x-minimum="0" draw:handle-range-x-maximum="$3"/>
              </draw:enhanced-geometry>
            </draw:custom-shape>
            <draw:frame draw:style-name="gr15" draw:text-style-name="P19" draw:layer="layout" svg:width="4.646cm" svg:height="1.715cm" svg:x="12.299cm" svg:y="16.67cm">
              <draw:text-box>
                <text:p text:style-name="P18"><text:span text:style-name="T17">Abrir proceso</text:span></text:p>
                <text:p text:style-name="P18"><text:span text:style-name="T17">grabado</text:span></text:p>
              </draw:text-box>
            </draw:frame>
          </draw:g>
          <draw:g>
            <draw:custom-shape draw:style-name="gr14" draw:text-style-name="P17" draw:layer="layout" svg:width="5.8cm" svg:height="5cm" svg:x="18cm" svg:y="11.653cm">
              <text:p/>
              <draw:enhanced-geometry svg:viewBox="0 0 21600 21600" draw:text-areas="0 0 21600 ?f0" draw:type="down-arrow-callout" draw:modifiers="12905.5788842232 7443.26840199966 17544.3311337732 9297.56938458886" draw:enhanced-path="M 0 ?f0 L 0 0 21600 0 21600 ?f0 ?f5 ?f0 ?f5 ?f2 ?f4 ?f2 10800 21600 ?f1 ?f2 ?f3 ?f2 ?f3 ?f0 Z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21600-?f1 "/>
                <draw:equation draw:name="f5" draw:formula="21600-?f3 "/>
                <draw:handle draw:handle-position="left $0" draw:handle-range-y-minimum="0" draw:handle-range-y-maximum="$2"/>
                <draw:handle draw:handle-position="$3 $2" draw:handle-range-x-minimum="$1" draw:handle-range-x-maximum="10800" draw:handle-range-y-minimum="$0" draw:handle-range-y-maximum="21600"/>
                <draw:handle draw:handle-position="$1 bottom" draw:handle-range-x-minimum="0" draw:handle-range-x-maximum="$3"/>
              </draw:enhanced-geometry>
            </draw:custom-shape>
            <draw:frame draw:style-name="gr15" draw:text-style-name="P19" draw:layer="layout" svg:width="7.068cm" svg:height="1.715cm" svg:x="17.685cm" svg:y="16.67cm">
              <draw:text-box>
                <text:p text:style-name="P19"><text:span text:style-name="T17"><text:s text:c="3"/></text:span><text:span text:style-name="T17">Reproducir proceso</text:span></text:p>
                <text:p text:style-name="P18"><text:span text:style-name="T17"><text:s/></text:span><text:span text:style-name="T17">grabado</text:span></text:p>
              </draw:text-box>
            </draw:frame>
          </draw:g>
          <draw:custom-shape draw:style-name="gr16" draw:text-style-name="P17" draw:layer="layout" svg:width="6.2cm" svg:height="0.8cm" svg:x="3.4cm" svg:y="10.085cm">
            <text:p/>
            <draw:enhanced-geometry svg:viewBox="0 0 21600 21600" draw:text-areas="?f0 0 21600 21600" draw:type="left-arrow-callout" draw:modifiers="5689.50181003275 2507.86516853933 3600 8100" draw:enhanced-path="M ?f0 0 L 21600 0 21600 21600 ?f0 21600 ?f0 ?f5 ?f2 ?f5 ?f2 ?f4 0 10800 ?f2 ?f1 ?f2 ?f3 ?f0 ?f3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$2" draw:handle-range-x-maximum="21600"/>
              <draw:handle draw:handle-position="$2 $3" draw:handle-range-x-minimum="0" draw:handle-range-x-maximum="$0" draw:handle-range-y-minimum="$1" draw:handle-range-y-maximum="10800"/>
              <draw:handle draw:handle-position="left $1" draw:handle-range-y-minimum="0" draw:handle-range-y-maximum="$3"/>
            </draw:enhanced-geometry>
          </draw:custom-shape>
          <draw:frame draw:style-name="gr17" draw:text-style-name="P19" draw:layer="layout" svg:width="5.21cm" svg:height="0.983cm" draw:transform="rotate (1.58475896081055) translate (2.417cm 14.07cm)">
            <draw:text-box>
              <text:p text:style-name="P19"><text:span text:style-name="T17">Menú Principal</text:span></text:p>
            </draw:text-box>
          </draw:frame>
        </draw:g>
        <presentation:notes draw:style-name="dp2">
          <draw:page-thumbnail draw:name="Shape 116" draw:style-name="gr1" draw:layer="layout" svg:width="12.7cm" svg:height="9.524cm" svg:x="3.176cm" svg:y="1.905cm" draw:page-number="10" presentation:class="page"/>
          <draw:frame draw:name="Shape 117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a Estación de Enseñanza (Cont.)" draw:style-name="dp1" draw:master-page-name="Predeterminado_20_1" presentation:presentation-page-layout-name="AL2T1">
        <draw:frame draw:name="Shape 121" presentation:style-name="pr5" draw:text-style-name="P2" draw:layer="layout" svg:width="16.556cm" svg:height="13.081cm" svg:x="4.422cm" svg:y="4.445cm" presentation:class="outline" presentation:user-transformed="true">
          <draw:text-box>
            <text:p text:style-name="P1"><text:span text:style-name="T13">Pantalla Principal - Opción Controlar Activa</text:span></text:p>
          </draw:text-box>
        </draw:frame>
        <draw:g>
          <draw:frame draw:name="Shape 65" presentation:style-name="pr4" draw:text-style-name="P6" draw:layer="layout" svg:width="13.33cm" svg:height="3.689cm" svg:x="0.27cm" svg:y="0.361cm" presentation:class="title" presentation:user-transformed="true">
            <draw:text-box>
              <text:p text:style-name="P8"><text:span text:style-name="T5">Control de Procesos </text:span></text:p>
            </draw:text-box>
          </draw:frame>
          <draw:frame draw:style-name="gr5" draw:text-style-name="P11" draw:layer="layout" svg:width="11.6cm" svg:height="4.054cm" svg:x="13.6cm" svg:y="0.061cm">
            <draw:text-box>
              <text:p text:style-name="P11"><text:span text:style-name="T12">Conceptos</text:span></text:p>
              <text:p text:style-name="P11"><text:span text:style-name="T12">Sistemas de Nivel de Líquido</text:span></text:p>
              <text:p text:style-name="P11"><text:span text:style-name="T12">Tipos de Control</text:span></text:p>
              <text:p text:style-name="P11"><text:span text:style-name="T12">Control PID</text:span></text:p>
              <text:p text:style-name="P11"><text:span text:style-name="T12">La Planta</text:span></text:p>
              <text:p text:style-name="P11"><text:span text:style-name="T14">►</text:span><text:span text:style-name="T11">Software – Testbed para Enseñanza</text:span><text:span text:style-name="T14">◄</text:span></text:p>
            </draw:text-box>
          </draw:frame>
        </draw:g>
        <draw:g>
          <draw:custom-shape draw:name="Shape 120" draw:style-name="gr18" draw:text-style-name="P7" draw:layer="layout" svg:width="14.045cm" svg:height="12.093cm" svg:x="5.677cm" svg:y="6.413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7" draw:layer="layout" svg:width="8.6cm" svg:height="4.6cm" svg:x="5.2cm" svg:y="11cm">
            <text:p/>
            <draw:enhanced-geometry svg:viewBox="0 0 21600 21600" draw:text-areas="?f0 0 21600 21600" draw:type="left-arrow-callout" draw:modifiers="2877.08606118319 7948.01130189089 1579.63027554935 10107.5418387307" draw:enhanced-path="M ?f0 0 L 21600 0 21600 21600 ?f0 21600 ?f0 ?f5 ?f2 ?f5 ?f2 ?f4 0 10800 ?f2 ?f1 ?f2 ?f3 ?f0 ?f3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$2" draw:handle-range-x-maximum="21600"/>
              <draw:handle draw:handle-position="$2 $3" draw:handle-range-x-minimum="0" draw:handle-range-x-maximum="$0" draw:handle-range-y-minimum="$1" draw:handle-range-y-maximum="10800"/>
              <draw:handle draw:handle-position="left $1" draw:handle-range-y-minimum="0" draw:handle-range-y-maximum="$3"/>
            </draw:enhanced-geometry>
          </draw:custom-shape>
          <draw:custom-shape draw:style-name="gr16" draw:text-style-name="P17" draw:layer="layout" svg:width="7cm" svg:height="2.6cm" svg:x="3.4cm" svg:y="7.8cm">
            <text:p/>
            <draw:enhanced-geometry svg:viewBox="0 0 21600 21600" draw:text-areas="?f0 0 21600 21600" draw:type="left-arrow-callout" draw:modifiers="8008.4312930685 4966.08996539792 4487.26731198809 9110.03460207613" draw:enhanced-path="M ?f0 0 L 21600 0 21600 21600 ?f0 21600 ?f0 ?f5 ?f2 ?f5 ?f2 ?f4 0 10800 ?f2 ?f1 ?f2 ?f3 ?f0 ?f3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$2" draw:handle-range-x-maximum="21600"/>
              <draw:handle draw:handle-position="$2 $3" draw:handle-range-x-minimum="0" draw:handle-range-x-maximum="$0" draw:handle-range-y-minimum="$1" draw:handle-range-y-maximum="10800"/>
              <draw:handle draw:handle-position="left $1" draw:handle-range-y-minimum="0" draw:handle-range-y-maximum="$3"/>
            </draw:enhanced-geometry>
          </draw:custom-shape>
          <draw:custom-shape draw:style-name="gr16" draw:text-style-name="P17" draw:layer="layout" svg:width="9.6cm" svg:height="1.6cm" svg:x="5cm" svg:y="16.7cm">
            <text:p/>
            <draw:enhanced-geometry svg:viewBox="0 0 21600 21600" draw:text-areas="?f0 0 21600 21600" draw:type="left-arrow-callout" draw:modifiers="13080.1374856786 4966.08996539792 3331.90292677846 8013.99125546534" draw:enhanced-path="M ?f0 0 L 21600 0 21600 21600 ?f0 21600 ?f0 ?f5 ?f2 ?f5 ?f2 ?f4 0 10800 ?f2 ?f1 ?f2 ?f3 ?f0 ?f3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$2" draw:handle-range-x-maximum="21600"/>
              <draw:handle draw:handle-position="$2 $3" draw:handle-range-x-minimum="0" draw:handle-range-x-maximum="$0" draw:handle-range-y-minimum="$1" draw:handle-range-y-maximum="10800"/>
              <draw:handle draw:handle-position="left $1" draw:handle-range-y-minimum="0" draw:handle-range-y-maximum="$3"/>
            </draw:enhanced-geometry>
          </draw:custom-shape>
          <draw:frame draw:style-name="gr19" draw:text-style-name="P18" draw:layer="layout" svg:width="2.695cm" svg:height="1.715cm" svg:x="1cm" svg:y="8.2cm">
            <draw:text-box>
              <text:p text:style-name="P17"><text:span text:style-name="T17">Opción</text:span></text:p>
              <text:p text:style-name="P17"><text:span text:style-name="T17"><text:s/></text:span><text:span text:style-name="T17">Activa</text:span></text:p>
            </draw:text-box>
          </draw:frame>
          <draw:frame draw:style-name="gr19" draw:text-style-name="P18" draw:layer="layout" svg:width="5.133cm" svg:height="3.179cm" svg:x="0.478cm" svg:y="12.6cm">
            <draw:text-box>
              <text:p text:style-name="P17"><text:span text:style-name="T17">Selección del</text:span></text:p>
              <text:p text:style-name="P17"><text:span text:style-name="T17">tipo de control:</text:span></text:p>
              <text:p text:style-name="P17"><text:span text:style-name="T17">manual o </text:span></text:p>
              <text:p text:style-name="P17"><text:span text:style-name="T17">automático</text:span></text:p>
            </draw:text-box>
          </draw:frame>
          <draw:frame draw:style-name="gr19" draw:text-style-name="P18" draw:layer="layout" svg:width="4.096cm" svg:height="1.715cm" svg:x="0.904cm" svg:y="16.485cm">
            <draw:text-box>
              <text:p text:style-name="P17"><text:span text:style-name="T17">Comenzar a</text:span></text:p>
              <text:p text:style-name="P17"><text:span text:style-name="T17">controlar</text:span></text:p>
            </draw:text-box>
          </draw:frame>
          <draw:custom-shape draw:style-name="gr16" draw:text-style-name="P17" draw:layer="layout" svg:width="6.2cm" svg:height="5.4cm" svg:x="14.2cm" svg:y="11cm">
            <text:p/>
            <draw:enhanced-geometry svg:viewBox="0 0 21600 21600" draw:text-areas="0 0 ?f0 21600" draw:type="right-arrow-callout" draw:modifiers="15984.9056603774 8302.46250694316 17698.6540187155 10142.1218292909" draw:enhanced-path="M 0 0 L ?f0 0 ?f0 ?f3 ?f2 ?f3 ?f2 ?f1 21600 10800 ?f2 ?f4 ?f2 ?f5 ?f0 ?f5 ?f0 21600 0 2160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0" draw:handle-range-x-maximum="$2"/>
              <draw:handle draw:handle-position="$2 $3" draw:handle-range-x-minimum="$0" draw:handle-range-x-maximum="21600" draw:handle-range-y-minimum="$1" draw:handle-range-y-maximum="10800"/>
              <draw:handle draw:handle-position="right $1" draw:handle-range-y-minimum="0" draw:handle-range-y-maximum="$3"/>
            </draw:enhanced-geometry>
          </draw:custom-shape>
          <draw:frame draw:style-name="gr19" draw:text-style-name="P18" draw:layer="layout" svg:width="4.812cm" svg:height="2.447cm" svg:x="20.4cm" svg:y="11.753cm">
            <draw:text-box>
              <text:p text:style-name="P17"><text:span text:style-name="T17">Configuración</text:span></text:p>
              <text:p text:style-name="P17"><text:span text:style-name="T17">actual con la</text:span></text:p>
              <text:p text:style-name="P17"><text:span text:style-name="T17">que conectará</text:span></text:p>
            </draw:text-box>
          </draw:frame>
          <draw:custom-shape draw:style-name="gr16" draw:text-style-name="P17" draw:layer="layout" svg:width="5.322cm" svg:height="0.9cm" svg:x="14.678cm" svg:y="15.3cm">
            <text:p/>
            <draw:enhanced-geometry svg:viewBox="0 0 21600 21600" draw:text-areas="0 0 ?f0 21600" draw:type="right-arrow-callout" draw:modifiers="14506.8570355063 5513.87347391787 17712.6269956459 8302.46250694316" draw:enhanced-path="M 0 0 L ?f0 0 ?f0 ?f3 ?f2 ?f3 ?f2 ?f1 21600 10800 ?f2 ?f4 ?f2 ?f5 ?f0 ?f5 ?f0 21600 0 2160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0" draw:handle-range-x-maximum="$2"/>
              <draw:handle draw:handle-position="$2 $3" draw:handle-range-x-minimum="$0" draw:handle-range-x-maximum="21600" draw:handle-range-y-minimum="$1" draw:handle-range-y-maximum="10800"/>
              <draw:handle draw:handle-position="right $1" draw:handle-range-y-minimum="0" draw:handle-range-y-maximum="$3"/>
            </draw:enhanced-geometry>
          </draw:custom-shape>
          <draw:frame draw:style-name="gr20" draw:text-style-name="P18" draw:layer="layout" svg:width="5.713cm" svg:height="2.447cm" svg:x="19.522cm" svg:y="15.3cm">
            <draw:text-box>
              <text:p text:style-name="P17"><text:span text:style-name="T17">Permite cargar</text:span></text:p>
              <text:p text:style-name="P17"><text:span text:style-name="T17">la configuración</text:span></text:p>
              <text:p text:style-name="P17"><text:span text:style-name="T17">desde un archivo</text:span></text:p>
            </draw:text-box>
          </draw:frame>
        </draw:g>
        <presentation:notes draw:style-name="dp2">
          <draw:page-thumbnail draw:name="Shape 123" draw:style-name="gr1" draw:layer="layout" svg:width="12.7cm" svg:height="9.524cm" svg:x="3.176cm" svg:y="1.905cm" draw:page-number="11" presentation:class="page"/>
          <draw:frame draw:name="Shape 124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a Estación de Enseñanza (Cont.)" draw:style-name="dp1" draw:master-page-name="Predeterminado_20_1" presentation:presentation-page-layout-name="AL2T1">
        <draw:frame draw:name="Shape 127" presentation:style-name="pr5" draw:text-style-name="P2" draw:layer="layout" svg:width="22.859cm" svg:height="13.081cm" svg:x="1.27cm" svg:y="4.445cm" presentation:class="outline" presentation:user-transformed="true">
          <draw:text-box>
            <text:p text:style-name="P1"><text:span text:style-name="T7">Opciones <text:s/>Controlar (conectado) y Reproducir </text:span></text:p>
            <text:p text:style-name="P1"><text:span text:style-name="T7">Visualización:</text:span></text:p>
            <text:list text:style-name="L6">
              <text:list-item>
                <text:p text:style-name="P1"><text:span text:style-name="T7">Gráfico del Tanque</text:span></text:p>
              </text:list-item>
              <text:list-item>
                <text:p text:style-name="P1"><text:span text:style-name="T7">Gráfico en función del tiempo</text:span></text:p>
              </text:list-item>
              <text:list-item>
                <text:p text:style-name="P1"><text:span text:style-name="T7">Gráfico ampliado del proceso</text:span></text:p>
              </text:list-item>
              <text:list-item>
                <text:p text:style-name="P1"><text:span text:style-name="T7">Zoom y grillas en ambos ejes</text:span></text:p>
              </text:list-item>
              <text:list-item>
                <text:p text:style-name="P1"><text:span text:style-name="T7">Comentarios asociados a la muestra en el gráfico</text:span></text:p>
              </text:list-item>
            </text:list>
            <text:p text:style-name="P1"><text:span text:style-name="T7">Control (conectado):</text:span></text:p>
            <text:list text:continue-numbering="true" text:style-name="L6">
              <text:list-item>
                <text:p text:style-name="P1"><text:span text:style-name="T7">Control PID por sofware - modo automático </text:span></text:p>
              </text:list-item>
              <text:list-item>
                <text:p text:style-name="P1"><text:span text:style-name="T7">Cambio de parámetros de control</text:span></text:p>
              </text:list-item>
              <text:list-item>
                <text:p text:style-name="P1"><text:span text:style-name="T7">Efectos en tiempo real</text:span></text:p>
              </text:list-item>
              <text:list-item>
                <text:p text:style-name="P1"><text:span text:style-name="T7">Carga de configuración de control almacenada</text:span></text:p>
              </text:list-item>
            </text:list>
          </draw:text-box>
        </draw:frame>
        <draw:g>
          <draw:frame draw:name="Shape 65" presentation:style-name="pr4" draw:text-style-name="P6" draw:layer="layout" svg:width="13.33cm" svg:height="3.689cm" svg:x="0.27cm" svg:y="0.361cm" presentation:class="title" presentation:user-transformed="true">
            <draw:text-box>
              <text:p text:style-name="P8"><text:span text:style-name="T5">Control de Procesos </text:span></text:p>
            </draw:text-box>
          </draw:frame>
          <draw:frame draw:style-name="gr5" draw:text-style-name="P11" draw:layer="layout" svg:width="11.6cm" svg:height="4.054cm" svg:x="13.6cm" svg:y="0.061cm">
            <draw:text-box>
              <text:p text:style-name="P11"><text:span text:style-name="T12">Conceptos</text:span></text:p>
              <text:p text:style-name="P11"><text:span text:style-name="T12">Sistemas de Nivel de Líquido</text:span></text:p>
              <text:p text:style-name="P11"><text:span text:style-name="T12">Tipos de Control</text:span></text:p>
              <text:p text:style-name="P11"><text:span text:style-name="T12">Control PID</text:span></text:p>
              <text:p text:style-name="P11"><text:span text:style-name="T12">La Planta</text:span></text:p>
              <text:p text:style-name="P11"><text:span text:style-name="T14">►</text:span><text:span text:style-name="T11">Software – Testbed para Enseñanza</text:span><text:span text:style-name="T14">◄</text:span></text:p>
            </draw:text-box>
          </draw:frame>
        </draw:g>
        <presentation:notes draw:style-name="dp2">
          <draw:page-thumbnail draw:name="Shape 129" draw:style-name="gr1" draw:layer="layout" svg:width="12.7cm" svg:height="9.524cm" svg:x="3.176cm" svg:y="1.905cm" draw:page-number="12" presentation:class="page"/>
          <draw:frame draw:name="Shape 130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a Estación de Enseñanza (Cont.)" draw:style-name="dp1" draw:master-page-name="Predeterminado_20_1" presentation:presentation-page-layout-name="AL2T1">
        <draw:custom-shape draw:name="Shape 133" draw:style-name="gr21" draw:text-style-name="P7" draw:layer="layout" svg:width="15.136cm" svg:height="12.326cm" svg:x="5.132cm" svg:y="6.199cm">
          <text:p/>
          <draw:enhanced-geometry svg:viewBox="0 0 21600 21600" draw:type="rectangle" draw:enhanced-path="M 0 0 L 21600 0 21600 21600 0 21600 0 0 Z N"/>
        </draw:custom-shape>
        <draw:custom-shape draw:name="Shape 134" draw:style-name="gr22" draw:text-style-name="P2" draw:layer="layout" svg:width="21.495cm" svg:height="1.525cm" svg:x="1.952cm" svg:y="4.606cm">
          <text:p text:style-name="P20"><text:span text:style-name="T7">Pantalla Opciones Controlar (conectado) y Reproducir</text:span></text:p>
          <draw:enhanced-geometry svg:viewBox="0 0 21600 21600" draw:type="rectangle" draw:enhanced-path="M 0 0 L 21600 0 21600 21600 0 21600 0 0 Z N"/>
        </draw:custom-shape>
        <draw:g>
          <draw:frame draw:name="Shape 65" presentation:style-name="pr4" draw:text-style-name="P6" draw:layer="layout" svg:width="13.33cm" svg:height="3.689cm" svg:x="0.27cm" svg:y="0.361cm" presentation:class="title" presentation:user-transformed="true">
            <draw:text-box>
              <text:p text:style-name="P8"><text:span text:style-name="T5">Control de Procesos </text:span></text:p>
            </draw:text-box>
          </draw:frame>
          <draw:frame draw:style-name="gr5" draw:text-style-name="P11" draw:layer="layout" svg:width="11.6cm" svg:height="4.054cm" svg:x="13.6cm" svg:y="0.061cm">
            <draw:text-box>
              <text:p text:style-name="P11"><text:span text:style-name="T12">Conceptos</text:span></text:p>
              <text:p text:style-name="P11"><text:span text:style-name="T12">Sistemas de Nivel de Líquido</text:span></text:p>
              <text:p text:style-name="P11"><text:span text:style-name="T12">Tipos de Control</text:span></text:p>
              <text:p text:style-name="P11"><text:span text:style-name="T12">Control PID</text:span></text:p>
              <text:p text:style-name="P11"><text:span text:style-name="T12">La Planta</text:span></text:p>
              <text:p text:style-name="P11"><text:span text:style-name="T14">►</text:span><text:span text:style-name="T11">Software – Testbed para Enseñanza</text:span><text:span text:style-name="T14">◄</text:span></text:p>
            </draw:text-box>
          </draw:frame>
        </draw:g>
        <presentation:notes draw:style-name="dp2">
          <draw:page-thumbnail draw:name="Shape 136" draw:style-name="gr1" draw:layer="layout" svg:width="12.7cm" svg:height="9.524cm" svg:x="3.176cm" svg:y="1.905cm" draw:page-number="13" presentation:class="page"/>
          <draw:frame draw:name="Shape 137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a Estación de Enseñanza (Cont.)" draw:style-name="dp1" draw:master-page-name="Predeterminado_20_1" presentation:presentation-page-layout-name="AL2T1">
        <draw:custom-shape draw:name="Shape 140" draw:style-name="gr23" draw:text-style-name="P7" draw:layer="layout" svg:width="15.425cm" svg:height="12.186cm" svg:x="4.987cm" svg:y="6.293cm">
          <text:p/>
          <draw:enhanced-geometry svg:viewBox="0 0 21600 21600" draw:type="rectangle" draw:enhanced-path="M 0 0 L 21600 0 21600 21600 0 21600 0 0 Z N"/>
        </draw:custom-shape>
        <draw:custom-shape draw:name="Shape 141" draw:style-name="gr22" draw:text-style-name="P2" draw:layer="layout" svg:width="10.556cm" svg:height="1.525cm" svg:x="7.421cm" svg:y="4.606cm">
          <text:p text:style-name="P20"><text:span text:style-name="T7">Pantalla Gráfico Ampliado</text:span></text:p>
          <draw:enhanced-geometry svg:viewBox="0 0 21600 21600" draw:type="rectangle" draw:enhanced-path="M 0 0 L 21600 0 21600 21600 0 21600 0 0 Z N"/>
        </draw:custom-shape>
        <draw:g>
          <draw:frame draw:name="Shape 65" presentation:style-name="pr4" draw:text-style-name="P6" draw:layer="layout" svg:width="13.33cm" svg:height="3.689cm" svg:x="0.27cm" svg:y="0.361cm" presentation:class="title" presentation:user-transformed="true">
            <draw:text-box>
              <text:p text:style-name="P8"><text:span text:style-name="T5">Control de Procesos </text:span></text:p>
            </draw:text-box>
          </draw:frame>
          <draw:frame draw:style-name="gr5" draw:text-style-name="P11" draw:layer="layout" svg:width="11.6cm" svg:height="4.054cm" svg:x="13.6cm" svg:y="0.061cm">
            <draw:text-box>
              <text:p text:style-name="P11"><text:span text:style-name="T12">Conceptos</text:span></text:p>
              <text:p text:style-name="P11"><text:span text:style-name="T12">Sistemas de Nivel de Líquido</text:span></text:p>
              <text:p text:style-name="P11"><text:span text:style-name="T12">Tipos de Control</text:span></text:p>
              <text:p text:style-name="P11"><text:span text:style-name="T12">Control PID</text:span></text:p>
              <text:p text:style-name="P11"><text:span text:style-name="T12">La Planta</text:span></text:p>
              <text:p text:style-name="P11"><text:span text:style-name="T14">►</text:span><text:span text:style-name="T11">Software – Testbed para Enseñanza</text:span><text:span text:style-name="T14">◄</text:span></text:p>
            </draw:text-box>
          </draw:frame>
        </draw:g>
        <presentation:notes draw:style-name="dp2">
          <draw:page-thumbnail draw:name="Shape 143" draw:style-name="gr1" draw:layer="layout" svg:width="12.7cm" svg:height="9.524cm" svg:x="3.176cm" svg:y="1.905cm" draw:page-number="14" presentation:class="page"/>
          <draw:frame draw:name="Shape 144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onclusiones" draw:style-name="dp1" draw:master-page-name="Predeterminado_20_1" presentation:presentation-page-layout-name="AL2T1">
        <draw:frame draw:name="Shape 147" presentation:style-name="pr5" draw:text-style-name="P22" draw:layer="layout" svg:width="22.859cm" svg:height="13.544cm" svg:x="1.27cm" svg:y="4.445cm" presentation:class="outline" presentation:user-transformed="true">
          <draw:text-box>
            <text:list text:style-name="L9">
              <text:list-item>
                <text:p text:style-name="P21"><text:span text:style-name="T6">Trabajo de interfaz Matlab-Simulink</text:span></text:p>
              </text:list-item>
              <text:list-item>
                <text:p text:style-name="P21"><text:span text:style-name="T6">Trabajo de interfaz Software-Placa Adquisidora</text:span></text:p>
              </text:list-item>
              <text:list-item>
                <text:p text:style-name="P21"><text:span text:style-name="T6">Implementación de un sistema de control de lazo cerrado por software.</text:span></text:p>
              </text:list-item>
              <text:list-item>
                <text:p text:style-name="P21"><text:span text:style-name="T6">La captura de la información digitalizada permite:</text:span></text:p>
              </text:list-item>
            </text:list>
            <text:list text:style-name="L12">
              <text:list-item>
                <text:list>
                  <text:list-item>
                    <text:p text:style-name="P21"><text:span text:style-name="T6">Presentarla mediante diferentes vistas.</text:span></text:p>
                  </text:list-item>
                  <text:list-item>
                    <text:p text:style-name="P21"><text:span text:style-name="T6">Análisis y reproducción posterior off-line con fines didácticos.</text:span></text:p>
                  </text:list-item>
                  <text:list-item>
                    <text:p text:style-name="P21"><text:span text:style-name="T6">Almacenamiento de valores de configuración para repetición de experiencias.</text:span></text:p>
                  </text:list-item>
                </text:list>
              </text:list-item>
            </text:list>
          </draw:text-box>
        </draw:frame>
        <draw:frame draw:name="Shape 65" presentation:style-name="pr4" draw:text-style-name="P6" draw:layer="layout" svg:width="13.33cm" svg:height="3.689cm" svg:x="0.27cm" svg:y="0.361cm" presentation:class="title" presentation:user-transformed="true">
          <draw:text-box>
            <text:p text:style-name="P8"><text:span text:style-name="T5">Conclusiones</text:span></text:p>
          </draw:text-box>
        </draw:frame>
        <presentation:notes draw:style-name="dp2">
          <draw:page-thumbnail draw:name="Shape 149" draw:style-name="gr1" draw:layer="layout" svg:width="12.7cm" svg:height="9.524cm" svg:x="3.176cm" svg:y="1.905cm" draw:page-number="15" presentation:class="page"/>
          <draw:frame draw:name="Shape 150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6" draw:style-name="dp1" draw:master-page-name="Predeterminado_20_1" presentation:presentation-page-layout-name="AL2T1">
        <draw:frame draw:name="Shape 147" presentation:style-name="pr5" draw:text-style-name="P22" draw:layer="layout" svg:width="22.859cm" svg:height="13.081cm" svg:x="1.27cm" svg:y="4.445cm" presentation:class="outline" presentation:user-transformed="true">
          <draw:text-box>
            <text:list text:style-name="L9">
              <text:list-item>
                <text:p text:style-name="P21"><text:span text:style-name="T6">Soporte para supervisión y control de más de un tanque.</text:span></text:p>
              </text:list-item>
              <text:list-item>
                <text:p text:style-name="P21"><text:span text:style-name="T6">Diferentes tipos de control.</text:span></text:p>
              </text:list-item>
            </text:list>
            <text:list text:style-name="L12">
              <text:list-item>
                <text:list>
                  <text:list-item>
                    <text:p text:style-name="P10"><text:span text:style-name="T18">Control</text:span><text:span text:style-name="T6"> moderno en variables de estado.</text:span></text:p>
                  </text:list-item>
                  <text:list-item>
                    <text:p text:style-name="P10"><text:span text:style-name="T18">Control</text:span><text:span text:style-name="T6"> no lineal.</text:span></text:p>
                  </text:list-item>
                </text:list>
              </text:list-item>
            </text:list>
            <text:list text:style-name="L9">
              <text:list-item>
                <text:p text:style-name="P21"><text:span text:style-name="T6">Comunicación con dispositivos de control por hardware (PLC).</text:span></text:p>
              </text:list-item>
              <text:list-item>
                <text:p text:style-name="P21"><text:span text:style-name="T6">Resolución numérica de configuración de control, para un conjunto de restricciones dado.</text:span></text:p>
              </text:list-item>
            </text:list>
          </draw:text-box>
        </draw:frame>
        <draw:frame draw:name="Shape 65" presentation:style-name="pr4" draw:text-style-name="P6" draw:layer="layout" svg:width="23.13cm" svg:height="3.689cm" svg:x="0.27cm" svg:y="0.361cm" presentation:class="title" presentation:user-transformed="true">
          <draw:text-box>
            <text:p text:style-name="P8"><text:span text:style-name="T5">Propuestas de Trabajos Futuros</text:span></text:p>
          </draw:text-box>
        </draw:frame>
        <presentation:notes draw:style-name="dp2">
          <draw:page-thumbnail draw:name="Shape 149" draw:style-name="gr1" draw:layer="layout" svg:width="12.7cm" svg:height="9.524cm" svg:x="3.176cm" svg:y="1.905cm" draw:page-number="16" presentation:class="page"/>
          <draw:frame draw:name="Shape 150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16D000000BBE6F98AED.png" xlink:type="simple" xlink:show="embed" xlink:actuate="onLoad"/>
    <draw:fill-image draw:name="Bitmape_20_10" draw:display-name="Bitmape 10" xlink:href="Pictures/100000000000011B0000010E6C218C14.jpg" xlink:type="simple" xlink:show="embed" xlink:actuate="onLoad"/>
    <draw:fill-image draw:name="Bitmape_20_11" draw:display-name="Bitmape 11" xlink:href="Pictures/1000000000000283000000CFEE1737E3.png" xlink:type="simple" xlink:show="embed" xlink:actuate="onLoad"/>
    <draw:fill-image draw:name="Bitmape_20_12" draw:display-name="Bitmape 12" xlink:href="Pictures/10000201000001F4000001AE85B108D7.png" xlink:type="simple" xlink:show="embed" xlink:actuate="onLoad"/>
    <draw:fill-image draw:name="Bitmape_20_13" draw:display-name="Bitmape 13" xlink:href="Pictures/1000000000000363000002C2E2AF72BC.png" xlink:type="simple" xlink:show="embed" xlink:actuate="onLoad"/>
    <draw:fill-image draw:name="Bitmape_20_14" draw:display-name="Bitmape 14" xlink:href="Pictures/100000000000031E0000027574BC69D4.png" xlink:type="simple" xlink:show="embed" xlink:actuate="onLoad"/>
    <draw:fill-image draw:name="Bitmape_20_2" draw:display-name="Bitmape 2" xlink:href="Pictures/100002010000006F0000002FE040C1CA.png" xlink:type="simple" xlink:show="embed" xlink:actuate="onLoad"/>
    <draw:fill-image draw:name="Bitmape_20_3" draw:display-name="Bitmape 3" xlink:href="Pictures/100002010000006B00000032E7CB9641.png" xlink:type="simple" xlink:show="embed" xlink:actuate="onLoad"/>
    <draw:fill-image draw:name="Bitmape_20_4" draw:display-name="Bitmape 4" xlink:href="Pictures/100000000000023100000075AF51EB82.png" xlink:type="simple" xlink:show="embed" xlink:actuate="onLoad"/>
    <draw:fill-image draw:name="Bitmape_20_5" draw:display-name="Bitmape 5" xlink:href="Pictures/10000000000002310000009B546FE4DD.png" xlink:type="simple" xlink:show="embed" xlink:actuate="onLoad"/>
    <draw:fill-image draw:name="Bitmape_20_6" draw:display-name="Bitmape 6" xlink:href="Pictures/1000000000000231000000A4E0A43F87.png" xlink:type="simple" xlink:show="embed" xlink:actuate="onLoad"/>
    <draw:fill-image draw:name="Bitmape_20_7" draw:display-name="Bitmape 7" xlink:href="Pictures/10000201000001F4000000D09B1826C9.png" xlink:type="simple" xlink:show="embed" xlink:actuate="onLoad"/>
    <draw:fill-image draw:name="Bitmape_20_8" draw:display-name="Bitmape 8" xlink:href="Pictures/10000000000001E1000001245943DC2B.jpg" xlink:type="simple" xlink:show="embed" xlink:actuate="onLoad"/>
    <draw:fill-image draw:name="Bitmape_20_9" draw:display-name="Bitmape 9" xlink:href="Pictures/10000000000001320000011C57FC3C75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ffffff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_20_1-background" style:display-name="Predeterminado 1-background" style:family="presentation">
      <style:graphic-properties draw:stroke="none" draw:fill="solid" draw:fill-color="#ffffff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terminado_20_1-outline3" style:display-name="Predeterminado 1-outline3" style:family="presentation" style:parent-style-name="Predeterminado_20_1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terminado_20_1-outline4" style:display-name="Predeterminado 1-outline4" style:family="presentation" style:parent-style-name="Predeterminado_20_1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terminado_20_1-outline5" style:display-name="Predeterminado 1-outline5" style:family="presentation" style:parent-style-name="Predeterminado_20_1-outline4">
      <style:paragraph-properties fo:margin-top="0cm" fo:margin-bottom="0.1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cm" fo:margin-bottom="0.1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cm" fo:margin-bottom="0.1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cm" fo:margin-bottom="0.1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cm" fo:margin-bottom="0.1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388db" draw:textarea-vertical-align="middle" draw:auto-grow-height="tru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159cm" svg:stroke-color="#000000" svg:stroke-opacity="15%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Predeterminado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terminado_20_1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Mpr5" style:family="presentation" style:parent-style-name="Predeterminado_20_1-outline1">
      <style:graphic-properties draw:stroke="none" svg:stroke-width="0cm" draw:fill="none" draw:textarea-vertical-align="top" draw:auto-grow-height="false" fo:min-height="12.573cm" fo:padding-top="0.254cm" fo:padding-bottom="0.254cm" fo:padding-left="0.254cm" fo:padding-right="0.254cm" fo:wrap-option="wrap"/>
    </style:style>
    <style:style style:name="Mpr6" style:family="presentation" style:parent-style-name="Predeterminado_20_1-backgroundobjects">
      <style:graphic-properties draw:stroke="none" draw:fill="none" draw:fill-color="#ffffff" draw:auto-grow-height="false" fo:min-height="1.27cm"/>
    </style:style>
    <style:style style:name="Mpr7" style:family="presentation" style:parent-style-name="Predeterminado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1.27cm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MT1" style:family="text">
      <style:text-properties fo:color="#ffffff" style:text-line-through-style="none" fo:font-family="Arial" fo:font-size="72pt" fo:letter-spacing="normal" fo:font-style="normal" style:text-underline-style="none" fo:font-weight="bold" style:font-family-asian="Arial" style:font-size-asian="72pt" style:font-style-asian="normal" style:font-weight-asian="bold" style:font-family-complex="Arial" style:font-size-complex="72pt" style:font-style-complex="normal" style:font-weight-complex="bold"/>
    </style:style>
    <style:style style:name="MT2" style:family="text">
      <style:text-properties fo:color="#000000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MT3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custom-shape draw:name="Shape 8" draw:style-name="Mgr3" draw:text-style-name="MP3" draw:layer="backgroundobjects" svg:width="25.399cm" svg:height="13.031cm" svg:x="0cm" svg:y="0cm">
        <text:p/>
        <draw:enhanced-geometry svg:viewBox="0 0 21600 21600" draw:type="rectangle" draw:enhanced-path="M 0 0 L 21600 0 21600 21600 0 21600 0 0 Z N"/>
      </draw:custom-shape>
      <draw:connector draw:name="Shape 9" draw:style-name="Mgr4" draw:text-style-name="MP4" draw:layer="backgroundobjects" svg:x1="0cm" svg:y1="12.95cm" svg:x2="25.4cm" svg:y2="12.95cm" svg:d="m0 12950h25400">
        <text:p/>
      </draw:connector>
      <draw:frame draw:name="Shape 10" presentation:style-name="Mpr1" draw:text-style-name="MP3" draw:layer="backgroundobjects" svg:width="21.589cm" svg:height="6.106cm" svg:x="1.905cm" svg:y="6.918cm" presentation:class="title" presentation:user-transformed="true">
        <draw:text-box>
          <text:p text:style-name="MP5"><text:span text:style-name="MT1">Pulse para editar el formato del texto de título</text:span></text:p>
        </draw:text-box>
      </draw:frame>
      <draw:frame presentation:style-name="Predeterminado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Predeterminado_20_1" style:display-name="Predeterminado 1" style:page-layout-name="PM1" draw:style-name="Mdp1">
      <draw:custom-shape draw:name="Shape 13" draw:style-name="Mgr3" draw:text-style-name="MP3" draw:layer="backgroundobjects" svg:width="25.399cm" svg:height="4.257cm" svg:x="0cm" svg:y="0cm">
        <text:p/>
        <draw:enhanced-geometry svg:viewBox="0 0 21600 21600" draw:type="rectangle" draw:enhanced-path="M 0 0 L 21600 0 21600 21600 0 21600 0 0 Z N"/>
      </draw:custom-shape>
      <draw:connector draw:name="Shape 14" draw:style-name="Mgr4" draw:text-style-name="MP4" draw:layer="backgroundobjects" svg:x1="0cm" svg:y1="4.177cm" svg:x2="25.4cm" svg:y2="4.177cm" svg:d="m0 4177h25400">
        <text:p/>
      </draw:connector>
      <draw:frame draw:name="Shape 15" presentation:style-name="Mpr4" draw:text-style-name="MP3" draw:layer="backgroundobjects" svg:width="22.859cm" svg:height="3.174cm" svg:x="1.27cm" svg:y="0.763cm" presentation:class="title" presentation:user-transformed="true">
        <draw:text-box>
          <text:p text:style-name="MP6"><text:span text:style-name="MT2">Pulse para editar el formato del texto de título</text:span></text:p>
        </draw:text-box>
      </draw:frame>
      <draw:frame draw:name="Shape 16" presentation:style-name="Mpr5" draw:text-style-name="MP3" draw:layer="backgroundobjects" svg:width="22.859cm" svg:height="13.798cm" svg:x="1.27cm" svg:y="4.445cm" presentation:class="outline" presentation:user-transformed="true">
        <draw:text-box>
          <text:p text:style-name="MP6"><text:span text:style-name="MT3">Pulse para editar los formatos del texto del esquema</text:span></text:p>
          <text:list text:style-name="ML5">
            <text:list-item>
              <text:list>
                <text:list-item>
                  <text:p text:style-name="MP6"><text:span text:style-name="MT3">Segundo nivel del esquema</text:span></text:p>
                  <text:list>
                    <text:list-item>
                      <text:p text:style-name="MP6"><text:span text:style-name="MT3">Tercer nivel del esquema</text:span></text:p>
                      <text:list>
                        <text:list-item>
                          <text:p text:style-name="MP6"><text:span text:style-name="MT3">Cuarto nivel del esquema</text:span></text:p>
                          <text:list>
                            <text:list-item>
                              <text:p text:style-name="MP6"><text:span text:style-name="MT3">Quinto nivel del esquema</text:span></text:p>
                              <text:list>
                                <text:list-item>
                                  <text:p text:style-name="MP6"><text:span text:style-name="MT3">Sexto nivel del esquema</text:span></text:p>
                                  <text:list>
                                    <text:list-item>
                                      <text:p text:style-name="MP6"><text:span text:style-name="MT3">Séptimo nivel del esquema</text:span></text:p>
                                      <text:list>
                                        <text:list-item>
                                          <text:p text:style-name="MP6"><text:span text:style-name="MT3">Octavo nivel del esquema</text:span></text:p>
                                          <text:list>
                                            <text:list-item>
                                              <text:p text:style-name="MP6"><text:span text:style-name="MT3">Noveno nivel del esquema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Predeterminado_20_1-title" draw:layer="backgroundobjects" svg:width="12.699cm" svg:height="9.524cm" svg:x="3.175cm" svg:y="1.93cm" presentation:class="page"/>
        <draw:frame presentation:style-name="Predeterminado_20_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9-22T17:33:40.01</dc:date>
    <meta:generator>OpenOffice.org/3.4$Win32 OpenOffice.org_project/340m1$Build-9590</meta:generator>
    <meta:editing-duration>PT3H5M28S</meta:editing-duration>
    <meta:editing-cycles>20</meta:editing-cycles>
    <meta:document-statistic meta:object-count="159"/>
  </office:meta>
</office:document-meta>
</file>